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425in"/>
    </style:style>
    <style:style style:name="co3" style:family="table-column">
      <style:table-column-properties fo:break-before="auto" style:column-width="1.2535in"/>
    </style:style>
    <style:style style:name="co4" style:family="table-column">
      <style:table-column-properties fo:break-before="auto" style:column-width="1.0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-Nmedio</text:p>
          </table:table-cell>
          <table:table-cell office:value-type="string" calcext:value-type="string">
            <text:p>(N-Nmedio)/sigma</text:p>
          </table:table-cell>
          <table:table-cell office:value-type="string" calcext:value-type="string">
            <text:p>Arredondado</text:p>
          </table:table-cell>
          <table:table-cell/>
          <table:table-cell office:value-type="string" calcext:value-type="string">
            <text:p>min-max N</text:p>
          </table:table-cell>
          <table:table-cell office:value-type="string" calcext:value-type="string">
            <text:p>Min-max arred</text:p>
          </table:table-cell>
          <table:table-cell table:number-columns-repeated="2"/>
          <table:table-cell office:value-type="string" calcext:value-type="string">
            <text:p>N corr</text:p>
          </table:table-cell>
          <table:table-cell office:value-type="string" calcext:value-type="string">
            <text:p>N-Nmedio</text:p>
          </table:table-cell>
          <table:table-cell office:value-type="string" calcext:value-type="string">
            <text:p>(N-Nmedio)/sigma</text:p>
          </table:table-cell>
          <table:table-cell office:value-type="string" calcext:value-type="string">
            <text:p>Arredondado</text:p>
          </table:table-cell>
          <table:table-cell/>
          <table:table-cell office:value-type="string" calcext:value-type="string">
            <text:p>min-max N</text:p>
          </table:table-cell>
          <table:table-cell office:value-type="string" calcext:value-type="string">
            <text:p>Min-max arred</text:p>
          </table:table-cell>
          <table:table-cell table:number-columns-repeated="3"/>
          <table:table-cell office:value-type="string" calcext:value-type="string">
            <text:p>N-Nmedio</text:p>
          </table:table-cell>
          <table:table-cell office:value-type="string" calcext:value-type="string">
            <text:p>(N-Nmedio)/sigma</text:p>
          </table:table-cell>
          <table:table-cell office:value-type="string" calcext:value-type="string">
            <text:p>Arredondado</text:p>
          </table:table-cell>
          <table:table-cell table:number-columns-repeated="2"/>
          <table:table-cell office:value-type="string" calcext:value-type="string">
            <text:p>Min-max arred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office:value-type="float" office:value="2481" calcext:value-type="float">
            <text:p>2481</text:p>
          </table:table-cell>
          <table:table-cell table:formula="of:=[.B2]-[.$A$3]" office:value-type="float" office:value="-10.1599999999999" calcext:value-type="float">
            <text:p>-10.16</text:p>
          </table:table-cell>
          <table:table-cell table:formula="of:=[.C2]/[.$A$5]" office:value-type="float" office:value="-0.227422821975286" calcext:value-type="float">
            <text:p>-0.227422822</text:p>
          </table:table-cell>
          <table:table-cell table:formula="of:=ROUND([.D2]*2)/2" office:value-type="float" office:value="-0" calcext:value-type="float">
            <text:p>0</text:p>
          </table:table-cell>
          <table:table-cell/>
          <table:table-cell table:formula="of:=MIN([.B2:.B51])" office:value-type="float" office:value="2318" calcext:value-type="float">
            <text:p>2318</text:p>
          </table:table-cell>
          <table:table-cell table:formula="of:=MIN([.E2:.E51])" office:value-type="float" office:value="-4" calcext:value-type="float">
            <text:p>-4</text:p>
          </table:table-cell>
          <table:table-cell/>
          <table:table-cell office:value-type="string" calcext:value-type="string">
            <text:p>Média</text:p>
          </table:table-cell>
          <table:table-cell office:value-type="float" office:value="2554.05620860898" calcext:value-type="float">
            <text:p>2554.056208609</text:p>
          </table:table-cell>
          <table:table-cell table:formula="of:=[.K2]-[.$J$3]" office:value-type="float" office:value="-10.9212772847304" calcext:value-type="float">
            <text:p>-10.9212772847</text:p>
          </table:table-cell>
          <table:table-cell table:formula="of:=[.L2]/[.$J$5]" office:value-type="float" office:value="-0.228131793839616" calcext:value-type="float">
            <text:p>-0.2281317938</text:p>
          </table:table-cell>
          <table:table-cell table:formula="of:=ROUND([.M2]*2)/2" office:value-type="float" office:value="-0" calcext:value-type="float">
            <text:p>0</text:p>
          </table:table-cell>
          <table:table-cell/>
          <table:table-cell table:formula="of:=MIN([.K2:.K51])" office:value-type="float" office:value="2379.75564304626" calcext:value-type="float">
            <text:p>2379.7556430463</text:p>
          </table:table-cell>
          <table:table-cell table:formula="of:=MIN([.N2:.N51])" office:value-type="float" office:value="-4" calcext:value-type="float">
            <text:p>-4</text:p>
          </table:table-cell>
          <table:table-cell/>
          <table:table-cell office:value-type="string" calcext:value-type="string">
            <text:p>Média</text:p>
          </table:table-cell>
          <table:table-cell table:formula="of:=ROUND([.K2])" office:value-type="float" office:value="2554" calcext:value-type="float">
            <text:p>2554</text:p>
          </table:table-cell>
          <table:table-cell table:formula="of:=[.T2]-[.$S$3]" office:value-type="float" office:value="-11.04" calcext:value-type="float">
            <text:p>-11.04</text:p>
          </table:table-cell>
          <table:table-cell table:formula="of:=[.U2]/[.$S$5]" office:value-type="float" office:value="-0.230708235945704" calcext:value-type="float">
            <text:p>-0.2307082359</text:p>
          </table:table-cell>
          <table:table-cell table:formula="of:=ROUND([.V2]*2)/2" office:value-type="float" office:value="-0" calcext:value-type="float">
            <text:p>0</text:p>
          </table:table-cell>
          <table:table-cell table:formula="of:=[.W2]-[.N2]" office:value-type="float" office:value="0" calcext:value-type="float">
            <text:p>0</text:p>
          </table:table-cell>
          <table:table-cell/>
          <table:table-cell table:formula="of:=MIN([.W2:.W51])" office:value-type="float" office:value="-4" calcext:value-type="float">
            <text:p>-4</text:p>
          </table:table-cell>
        </table:table-row>
        <table:table-row table:style-name="ro1">
          <table:table-cell table:formula="of:=AVERAGE([.B2:.B51])" office:value-type="float" office:value="2491.16" calcext:value-type="float">
            <text:p>2491.16</text:p>
          </table:table-cell>
          <table:table-cell office:value-type="float" office:value="2572" calcext:value-type="float">
            <text:p>2572</text:p>
          </table:table-cell>
          <table:table-cell table:formula="of:=[.B3]-[.$A$3]" office:value-type="float" office:value="80.8400000000001" calcext:value-type="float">
            <text:p>80.84</text:p>
          </table:table-cell>
          <table:table-cell table:formula="of:=[.C3]/[.$A$5]" office:value-type="float" office:value="1.80953355595299" calcext:value-type="float">
            <text:p>1.809533556</text:p>
          </table:table-cell>
          <table:table-cell table:formula="of:=ROUND([.D3]*2)/2" office:value-type="float" office:value="2" calcext:value-type="float">
            <text:p>2</text:p>
          </table:table-cell>
          <table:table-cell/>
          <table:table-cell table:formula="of:=MAX([.B2:.B51])" office:value-type="float" office:value="2594" calcext:value-type="float">
            <text:p>2594</text:p>
          </table:table-cell>
          <table:table-cell table:formula="of:=MAX([.E2:.E51])" office:value-type="float" office:value="2.5" calcext:value-type="float">
            <text:p>2.5</text:p>
          </table:table-cell>
          <table:table-cell/>
          <table:table-cell table:formula="of:=AVERAGE([.K2:.K51])" office:value-type="float" office:value="2564.97748589371" calcext:value-type="float">
            <text:p>2564.9774858937</text:p>
          </table:table-cell>
          <table:table-cell office:value-type="float" office:value="2651.71912159778" calcext:value-type="float">
            <text:p>2651.7191215978</text:p>
          </table:table-cell>
          <table:table-cell table:formula="of:=[.K3]-[.$J$3]" office:value-type="float" office:value="86.7416357040697" calcext:value-type="float">
            <text:p>86.7416357041</text:p>
          </table:table-cell>
          <table:table-cell table:formula="of:=[.L3]/[.$J$5]" office:value-type="float" office:value="1.81192404861098" calcext:value-type="float">
            <text:p>1.8119240486</text:p>
          </table:table-cell>
          <table:table-cell table:formula="of:=ROUND([.M3]*2)/2" office:value-type="float" office:value="2" calcext:value-type="float">
            <text:p>2</text:p>
          </table:table-cell>
          <table:table-cell/>
          <table:table-cell table:formula="of:=MAX([.K2:.K51])" office:value-type="float" office:value="2675.36816124704" calcext:value-type="float">
            <text:p>2675.368161247</text:p>
          </table:table-cell>
          <table:table-cell table:formula="of:=MAX([.N2:.N51])" office:value-type="float" office:value="2.5" calcext:value-type="float">
            <text:p>2.5</text:p>
          </table:table-cell>
          <table:table-cell/>
          <table:table-cell table:formula="of:=AVERAGE([.T2:.T51])" office:value-type="float" office:value="2565.04" calcext:value-type="float">
            <text:p>2565.04</text:p>
          </table:table-cell>
          <table:table-cell table:formula="of:=ROUND([.K3])" office:value-type="float" office:value="2652" calcext:value-type="float">
            <text:p>2652</text:p>
          </table:table-cell>
          <table:table-cell table:formula="of:=[.T3]-[.$S$3]" office:value-type="float" office:value="86.96" calcext:value-type="float">
            <text:p>86.96</text:p>
          </table:table-cell>
          <table:table-cell table:formula="of:=[.U3]/[.$S$5]" office:value-type="float" office:value="1.81724530777523" calcext:value-type="float">
            <text:p>1.8172453078</text:p>
          </table:table-cell>
          <table:table-cell table:formula="of:=ROUND([.V3]*2)/2" office:value-type="float" office:value="2" calcext:value-type="float">
            <text:p>2</text:p>
          </table:table-cell>
          <table:table-cell table:formula="of:=[.W3]-[.N3]" office:value-type="float" office:value="0" calcext:value-type="float">
            <text:p>0</text:p>
          </table:table-cell>
          <table:table-cell/>
          <table:table-cell table:formula="of:=MAX([.W2:.W51])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2569" calcext:value-type="float">
            <text:p>2569</text:p>
          </table:table-cell>
          <table:table-cell table:formula="of:=[.B4]-[.$A$3]" office:value-type="float" office:value="77.8400000000002" calcext:value-type="float">
            <text:p>77.84</text:p>
          </table:table-cell>
          <table:table-cell table:formula="of:=[.C4]/[.$A$5]" office:value-type="float" office:value="1.74238114788942" calcext:value-type="float">
            <text:p>1.7423811479</text:p>
          </table:table-cell>
          <table:table-cell table:formula="of:=ROUND([.D4]*2)/2" office:value-type="float" office:value="1.5" calcext:value-type="float">
            <text:p>1.5</text:p>
          </table:table-cell>
          <table:table-cell table:number-columns-repeated="4"/>
          <table:table-cell office:value-type="string" calcext:value-type="string">
            <text:p>Sigma</text:p>
          </table:table-cell>
          <table:table-cell office:value-type="float" office:value="2648.49540723182" calcext:value-type="float">
            <text:p>2648.4954072318</text:p>
          </table:table-cell>
          <table:table-cell table:formula="of:=[.K4]-[.$J$3]" office:value-type="float" office:value="83.5179213381098" calcext:value-type="float">
            <text:p>83.5179213381</text:p>
          </table:table-cell>
          <table:table-cell table:formula="of:=[.L4]/[.$J$5]" office:value-type="float" office:value="1.74458469608294" calcext:value-type="float">
            <text:p>1.7445846961</text:p>
          </table:table-cell>
          <table:table-cell table:formula="of:=ROUND([.M4]*2)/2" office:value-type="float" office:value="1.5" calcext:value-type="float">
            <text:p>1.5</text:p>
          </table:table-cell>
          <table:table-cell table:number-columns-repeated="4"/>
          <table:table-cell office:value-type="string" calcext:value-type="string">
            <text:p>Sigma</text:p>
          </table:table-cell>
          <table:table-cell table:formula="of:=ROUND([.K4])" office:value-type="float" office:value="2648" calcext:value-type="float">
            <text:p>2648</text:p>
          </table:table-cell>
          <table:table-cell table:formula="of:=[.T4]-[.$S$3]" office:value-type="float" office:value="82.96" calcext:value-type="float">
            <text:p>82.96</text:p>
          </table:table-cell>
          <table:table-cell table:formula="of:=[.U4]/[.$S$5]" office:value-type="float" office:value="1.73365536721519" calcext:value-type="float">
            <text:p>1.7336553672</text:p>
          </table:table-cell>
          <table:table-cell table:formula="of:=ROUND([.V4]*2)/2" office:value-type="float" office:value="1.5" calcext:value-type="float">
            <text:p>1.5</text:p>
          </table:table-cell>
          <table:table-cell table:formula="of:=[.W4]-[.N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STDEV([.B2:.B51])" office:value-type="float" office:value="44.6744962170241" calcext:value-type="float">
            <text:p>44.674496217</text:p>
          </table:table-cell>
          <table:table-cell office:value-type="float" office:value="2494" calcext:value-type="float">
            <text:p>2494</text:p>
          </table:table-cell>
          <table:table-cell table:formula="of:=[.B5]-[.$A$3]" office:value-type="float" office:value="2.84000000000015" calcext:value-type="float">
            <text:p>2.84</text:p>
          </table:table-cell>
          <table:table-cell table:formula="of:=[.C5]/[.$A$5]" office:value-type="float" office:value="0.0635709463001826" calcext:value-type="float">
            <text:p>0.0635709463</text:p>
          </table:table-cell>
          <table:table-cell table:formula="of:=ROUND([.D5]*2)/2" office:value-type="float" office:value="0" calcext:value-type="float">
            <text:p>0</text:p>
          </table:table-cell>
          <table:table-cell table:number-columns-repeated="4"/>
          <table:table-cell table:formula="of:=STDEV([.K2:.K51])" office:value-type="float" office:value="47.8726665008756" calcext:value-type="float">
            <text:p>47.8726665009</text:p>
          </table:table-cell>
          <table:table-cell office:value-type="float" office:value="2567.9924840444" calcext:value-type="float">
            <text:p>2567.9924840444</text:p>
          </table:table-cell>
          <table:table-cell table:formula="of:=[.K5]-[.$J$3]" office:value-type="float" office:value="3.01499815068973" calcext:value-type="float">
            <text:p>3.0149981507</text:p>
          </table:table-cell>
          <table:table-cell table:formula="of:=[.L5]/[.$J$5]" office:value-type="float" office:value="0.0629795323942231" calcext:value-type="float">
            <text:p>0.0629795324</text:p>
          </table:table-cell>
          <table:table-cell table:formula="of:=ROUND([.M5]*2)/2" office:value-type="float" office:value="0" calcext:value-type="float">
            <text:p>0</text:p>
          </table:table-cell>
          <table:table-cell table:number-columns-repeated="4"/>
          <table:table-cell table:formula="of:=STDEV([.T2:.T51])" office:value-type="float" office:value="47.8526479765472" calcext:value-type="float">
            <text:p>47.8526479765</text:p>
          </table:table-cell>
          <table:table-cell table:formula="of:=ROUND([.K5])" office:value-type="float" office:value="2568" calcext:value-type="float">
            <text:p>2568</text:p>
          </table:table-cell>
          <table:table-cell table:formula="of:=[.T5]-[.$S$3]" office:value-type="float" office:value="2.96000000000004" calcext:value-type="float">
            <text:p>2.96</text:p>
          </table:table-cell>
          <table:table-cell table:formula="of:=[.U5]/[.$S$5]" office:value-type="float" office:value="0.0618565560144288" calcext:value-type="float">
            <text:p>0.061856556</text:p>
          </table:table-cell>
          <table:table-cell table:formula="of:=ROUND([.V5]*2)/2" office:value-type="float" office:value="0" calcext:value-type="float">
            <text:p>0</text:p>
          </table:table-cell>
          <table:table-cell table:formula="of:=[.W5]-[.N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4" calcext:value-type="float">
            <text:p>2524</text:p>
          </table:table-cell>
          <table:table-cell table:formula="of:=[.B6]-[.$A$3]" office:value-type="float" office:value="32.8400000000001" calcext:value-type="float">
            <text:p>32.84</text:p>
          </table:table-cell>
          <table:table-cell table:formula="of:=[.C6]/[.$A$5]" office:value-type="float" office:value="0.735095026935879" calcext:value-type="float">
            <text:p>0.7350950269</text:p>
          </table:table-cell>
          <table:table-cell table:formula="of:=ROUND([.D6]*2)/2" office:value-type="float" office:value="0.5" calcext:value-type="float">
            <text:p>0.5</text:p>
          </table:table-cell>
          <table:table-cell table:number-columns-repeated="5"/>
          <table:table-cell office:value-type="float" office:value="2600.17291312544" calcext:value-type="float">
            <text:p>2600.1729131254</text:p>
          </table:table-cell>
          <table:table-cell table:formula="of:=[.K6]-[.$J$3]" office:value-type="float" office:value="35.1954272317298" calcext:value-type="float">
            <text:p>35.1954272317</text:p>
          </table:table-cell>
          <table:table-cell table:formula="of:=[.L6]/[.$J$5]" office:value-type="float" office:value="0.735188361214141" calcext:value-type="float">
            <text:p>0.7351883612</text:p>
          </table:table-cell>
          <table:table-cell table:formula="of:=ROUND([.M6]*2)/2" office:value-type="float" office:value="0.5" calcext:value-type="float">
            <text:p>0.5</text:p>
          </table:table-cell>
          <table:table-cell table:number-columns-repeated="5"/>
          <table:table-cell table:formula="of:=ROUND([.K6])" office:value-type="float" office:value="2600" calcext:value-type="float">
            <text:p>2600</text:p>
          </table:table-cell>
          <table:table-cell table:formula="of:=[.T6]-[.$S$3]" office:value-type="float" office:value="34.96" calcext:value-type="float">
            <text:p>34.96</text:p>
          </table:table-cell>
          <table:table-cell table:formula="of:=[.U6]/[.$S$5]" office:value-type="float" office:value="0.730576080494732" calcext:value-type="float">
            <text:p>0.7305760805</text:p>
          </table:table-cell>
          <table:table-cell table:formula="of:=ROUND([.V6]*2)/2" office:value-type="float" office:value="0.5" calcext:value-type="float">
            <text:p>0.5</text:p>
          </table:table-cell>
          <table:table-cell table:formula="of:=[.W6]-[.N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9" calcext:value-type="float">
            <text:p>2529</text:p>
          </table:table-cell>
          <table:table-cell table:formula="of:=[.B7]-[.$A$3]" office:value-type="float" office:value="37.8400000000001" calcext:value-type="float">
            <text:p>37.84</text:p>
          </table:table-cell>
          <table:table-cell table:formula="of:=[.C7]/[.$A$5]" office:value-type="float" office:value="0.847015707041829" calcext:value-type="float">
            <text:p>0.847015707</text:p>
          </table:table-cell>
          <table:table-cell table:formula="of:=ROUND([.D7]*2)/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min</text:p>
          </table:table-cell>
          <table:table-cell table:number-columns-repeated="2"/>
          <table:table-cell office:value-type="float" office:value="2605.53900497659" calcext:value-type="float">
            <text:p>2605.5390049766</text:p>
          </table:table-cell>
          <table:table-cell table:formula="of:=[.K7]-[.$J$3]" office:value-type="float" office:value="40.5615190828798" calcext:value-type="float">
            <text:p>40.5615190829</text:p>
          </table:table-cell>
          <table:table-cell table:formula="of:=[.L7]/[.$J$5]" office:value-type="float" office:value="0.847279294169628" calcext:value-type="float">
            <text:p>0.8472792942</text:p>
          </table:table-cell>
          <table:table-cell table:formula="of:=ROUND([.M7]*2)/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min</text:p>
          </table:table-cell>
          <table:table-cell table:number-columns-repeated="2"/>
          <table:table-cell table:formula="of:=ROUND([.K7])" office:value-type="float" office:value="2606" calcext:value-type="float">
            <text:p>2606</text:p>
          </table:table-cell>
          <table:table-cell table:formula="of:=[.T7]-[.$S$3]" office:value-type="float" office:value="40.96" calcext:value-type="float">
            <text:p>40.96</text:p>
          </table:table-cell>
          <table:table-cell table:formula="of:=[.U7]/[.$S$5]" office:value-type="float" office:value="0.855960991334789" calcext:value-type="float">
            <text:p>0.8559609913</text:p>
          </table:table-cell>
          <table:table-cell table:formula="of:=ROUND([.V7]*2)/2" office:value-type="float" office:value="1" calcext:value-type="float">
            <text:p>1</text:p>
          </table:table-cell>
          <table:table-cell table:formula="of:=[.W7]-[.N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0" calcext:value-type="float">
            <text:p>2470</text:p>
          </table:table-cell>
          <table:table-cell table:formula="of:=[.B8]-[.$A$3]" office:value-type="float" office:value="-21.1599999999999" calcext:value-type="float">
            <text:p>-21.16</text:p>
          </table:table-cell>
          <table:table-cell table:formula="of:=[.C8]/[.$A$5]" office:value-type="float" office:value="-0.473648318208375" calcext:value-type="float">
            <text:p>-0.4736483182</text:p>
          </table:table-cell>
          <table:table-cell table:formula="of:=ROUND([.D8]*2)/2" office:value-type="float" office:value="-0.5" calcext:value-type="float">
            <text:p>-0.5</text:p>
          </table:table-cell>
          <table:table-cell table:number-columns-repeated="2"/>
          <table:table-cell table:formula="of:=[.$A$3]+[.H2]*[.$A$5]" office:value-type="float" office:value="2312.4620151319" calcext:value-type="float">
            <text:p>2312.4620151319</text:p>
          </table:table-cell>
          <table:table-cell table:number-columns-repeated="2"/>
          <table:table-cell office:value-type="float" office:value="2542.26802317462" calcext:value-type="float">
            <text:p>2542.2680231746</text:p>
          </table:table-cell>
          <table:table-cell table:formula="of:=[.K8]-[.$J$3]" office:value-type="float" office:value="-22.7094627190904" calcext:value-type="float">
            <text:p>-22.7094627191</text:p>
          </table:table-cell>
          <table:table-cell table:formula="of:=[.L8]/[.$J$5]" office:value-type="float" office:value="-0.474372212349506" calcext:value-type="float">
            <text:p>-0.4743722123</text:p>
          </table:table-cell>
          <table:table-cell table:formula="of:=ROUND([.M8]*2)/2" office:value-type="float" office:value="-0.5" calcext:value-type="float">
            <text:p>-0.5</text:p>
          </table:table-cell>
          <table:table-cell table:number-columns-repeated="2"/>
          <table:table-cell table:formula="of:=[.$J$3]+[.Q2]*[.$J$5]" office:value-type="float" office:value="2373.48681989021" calcext:value-type="float">
            <text:p>2373.4868198902</text:p>
          </table:table-cell>
          <table:table-cell table:number-columns-repeated="2"/>
          <table:table-cell table:formula="of:=ROUND([.K8])" office:value-type="float" office:value="2542" calcext:value-type="float">
            <text:p>2542</text:p>
          </table:table-cell>
          <table:table-cell table:formula="of:=[.T8]-[.$S$3]" office:value-type="float" office:value="-23.04" calcext:value-type="float">
            <text:p>-23.04</text:p>
          </table:table-cell>
          <table:table-cell table:formula="of:=[.U8]/[.$S$5]" office:value-type="float" office:value="-0.481478057625818" calcext:value-type="float">
            <text:p>-0.4814780576</text:p>
          </table:table-cell>
          <table:table-cell table:formula="of:=ROUND([.V8]*2)/2" office:value-type="float" office:value="-0.5" calcext:value-type="float">
            <text:p>-0.5</text:p>
          </table:table-cell>
          <table:table-cell table:formula="of:=[.W8]-[.N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4" calcext:value-type="float">
            <text:p>2494</text:p>
          </table:table-cell>
          <table:table-cell table:formula="of:=[.B9]-[.$A$3]" office:value-type="float" office:value="2.84000000000015" calcext:value-type="float">
            <text:p>2.84</text:p>
          </table:table-cell>
          <table:table-cell table:formula="of:=[.C9]/[.$A$5]" office:value-type="float" office:value="0.0635709463001826" calcext:value-type="float">
            <text:p>0.0635709463</text:p>
          </table:table-cell>
          <table:table-cell table:formula="of:=ROUND([.D9]*2)/2" office:value-type="float" office:value="0" calcext:value-type="float">
            <text:p>0</text:p>
          </table:table-cell>
          <table:table-cell table:number-columns-repeated="2"/>
          <table:table-cell table:style-name="ce1" table:formula="of:=[.$A$3]+4*[.$A$5]" office:value-type="float" office:value="2669.8579848681" calcext:value-type="float">
            <text:p>2669.8579848681</text:p>
          </table:table-cell>
          <table:table-cell table:number-columns-repeated="2"/>
          <table:table-cell office:value-type="float" office:value="2567.9924840444" calcext:value-type="float">
            <text:p>2567.9924840444</text:p>
          </table:table-cell>
          <table:table-cell table:formula="of:=[.K9]-[.$J$3]" office:value-type="float" office:value="3.01499815068973" calcext:value-type="float">
            <text:p>3.0149981507</text:p>
          </table:table-cell>
          <table:table-cell table:formula="of:=[.L9]/[.$J$5]" office:value-type="float" office:value="0.0629795323942231" calcext:value-type="float">
            <text:p>0.0629795324</text:p>
          </table:table-cell>
          <table:table-cell table:formula="of:=ROUND([.M9]*2)/2" office:value-type="float" office:value="0" calcext:value-type="float">
            <text:p>0</text:p>
          </table:table-cell>
          <table:table-cell table:number-columns-repeated="2"/>
          <table:table-cell table:formula="of:=[.$J$3]+4*[.$J$5]" office:value-type="float" office:value="2756.46815189721" calcext:value-type="float">
            <text:p>2756.4681518972</text:p>
          </table:table-cell>
          <table:table-cell table:number-columns-repeated="2"/>
          <table:table-cell table:formula="of:=ROUND([.K9])" office:value-type="float" office:value="2568" calcext:value-type="float">
            <text:p>2568</text:p>
          </table:table-cell>
          <table:table-cell table:formula="of:=[.T9]-[.$S$3]" office:value-type="float" office:value="2.96000000000004" calcext:value-type="float">
            <text:p>2.96</text:p>
          </table:table-cell>
          <table:table-cell table:formula="of:=[.U9]/[.$S$5]" office:value-type="float" office:value="0.0618565560144288" calcext:value-type="float">
            <text:p>0.061856556</text:p>
          </table:table-cell>
          <table:table-cell table:formula="of:=ROUND([.V9]*2)/2" office:value-type="float" office:value="0" calcext:value-type="float">
            <text:p>0</text:p>
          </table:table-cell>
          <table:table-cell table:formula="of:=[.W9]-[.N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8" calcext:value-type="float">
            <text:p>2448</text:p>
          </table:table-cell>
          <table:table-cell table:formula="of:=[.B10]-[.$A$3]" office:value-type="float" office:value="-43.1599999999999" calcext:value-type="float">
            <text:p>-43.16</text:p>
          </table:table-cell>
          <table:table-cell table:formula="of:=[.C10]/[.$A$5]" office:value-type="float" office:value="-0.966099310674553" calcext:value-type="float">
            <text:p>-0.9660993107</text:p>
          </table:table-cell>
          <table:table-cell table:formula="of:=ROUND([.D10]*2)/2" office:value-type="float" office:value="-1" calcext:value-type="float">
            <text:p>-1</text:p>
          </table:table-cell>
          <table:table-cell table:number-columns-repeated="5"/>
          <table:table-cell office:value-type="float" office:value="2518.7027759578" calcext:value-type="float">
            <text:p>2518.7027759578</text:p>
          </table:table-cell>
          <table:table-cell table:formula="of:=[.K10]-[.$J$3]" office:value-type="float" office:value="-46.2747099359103" calcext:value-type="float">
            <text:p>-46.2747099359</text:p>
          </table:table-cell>
          <table:table-cell table:formula="of:=[.L10]/[.$J$5]" office:value-type="float" office:value="-0.966620690223386" calcext:value-type="float">
            <text:p>-0.9666206902</text:p>
          </table:table-cell>
          <table:table-cell table:formula="of:=ROUND([.M10]*2)/2" office:value-type="float" office:value="-1" calcext:value-type="float">
            <text:p>-1</text:p>
          </table:table-cell>
          <table:table-cell table:number-columns-repeated="5"/>
          <table:table-cell table:formula="of:=ROUND([.K10])" office:value-type="float" office:value="2519" calcext:value-type="float">
            <text:p>2519</text:p>
          </table:table-cell>
          <table:table-cell table:formula="of:=[.T10]-[.$S$3]" office:value-type="float" office:value="-46.04" calcext:value-type="float">
            <text:p>-46.04</text:p>
          </table:table-cell>
          <table:table-cell table:formula="of:=[.U10]/[.$S$5]" office:value-type="float" office:value="-0.962120215846036" calcext:value-type="float">
            <text:p>-0.9621202158</text:p>
          </table:table-cell>
          <table:table-cell table:formula="of:=ROUND([.V10]*2)/2" office:value-type="float" office:value="-1" calcext:value-type="float">
            <text:p>-1</text:p>
          </table:table-cell>
          <table:table-cell table:formula="of:=[.W10]-[.N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4" calcext:value-type="float">
            <text:p>2594</text:p>
          </table:table-cell>
          <table:table-cell table:formula="of:=[.B11]-[.$A$3]" office:value-type="float" office:value="102.84" calcext:value-type="float">
            <text:p>102.84</text:p>
          </table:table-cell>
          <table:table-cell table:formula="of:=[.C11]/[.$A$5]" office:value-type="float" office:value="2.30198454841917" calcext:value-type="float">
            <text:p>2.3019845484</text:p>
          </table:table-cell>
          <table:table-cell table:formula="of:=ROUND([.D11]*2)/2" office:value-type="float" office:value="2.5" calcext:value-type="float">
            <text:p>2.5</text:p>
          </table:table-cell>
          <table:table-cell table:number-columns-repeated="5"/>
          <table:table-cell office:value-type="float" office:value="2675.36816124704" calcext:value-type="float">
            <text:p>2675.368161247</text:p>
          </table:table-cell>
          <table:table-cell table:formula="of:=[.K11]-[.$J$3]" office:value-type="float" office:value="110.39067535333" calcext:value-type="float">
            <text:p>110.3906753533</text:p>
          </table:table-cell>
          <table:table-cell table:formula="of:=[.L11]/[.$J$5]" office:value-type="float" office:value="2.30592284537379" calcext:value-type="float">
            <text:p>2.3059228454</text:p>
          </table:table-cell>
          <table:table-cell table:formula="of:=ROUND([.M11]*2)/2" office:value-type="float" office:value="2.5" calcext:value-type="float">
            <text:p>2.5</text:p>
          </table:table-cell>
          <table:table-cell table:number-columns-repeated="5"/>
          <table:table-cell table:formula="of:=ROUND([.K11])" office:value-type="float" office:value="2675" calcext:value-type="float">
            <text:p>2675</text:p>
          </table:table-cell>
          <table:table-cell table:formula="of:=[.T11]-[.$S$3]" office:value-type="float" office:value="109.96" calcext:value-type="float">
            <text:p>109.96</text:p>
          </table:table-cell>
          <table:table-cell table:formula="of:=[.U11]/[.$S$5]" office:value-type="float" office:value="2.29788746599544" calcext:value-type="float">
            <text:p>2.297887466</text:p>
          </table:table-cell>
          <table:table-cell table:formula="of:=ROUND([.V11]*2)/2" office:value-type="float" office:value="2.5" calcext:value-type="float">
            <text:p>2.5</text:p>
          </table:table-cell>
          <table:table-cell table:formula="of:=[.W11]-[.N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6" calcext:value-type="float">
            <text:p>2456</text:p>
          </table:table-cell>
          <table:table-cell table:formula="of:=[.B12]-[.$A$3]" office:value-type="float" office:value="-35.1599999999999" calcext:value-type="float">
            <text:p>-35.16</text:p>
          </table:table-cell>
          <table:table-cell table:formula="of:=[.C12]/[.$A$5]" office:value-type="float" office:value="-0.787026222505033" calcext:value-type="float">
            <text:p>-0.7870262225</text:p>
          </table:table-cell>
          <table:table-cell table:formula="of:=ROUND([.D12]*2)/2" office:value-type="float" office:value="-1" calcext:value-type="float">
            <text:p>-1</text:p>
          </table:table-cell>
          <table:table-cell table:number-columns-repeated="5"/>
          <table:table-cell office:value-type="float" office:value="2527.27024133189" calcext:value-type="float">
            <text:p>2527.2702413319</text:p>
          </table:table-cell>
          <table:table-cell table:formula="of:=[.K12]-[.$J$3]" office:value-type="float" office:value="-37.7072445618205" calcext:value-type="float">
            <text:p>-37.7072445618</text:p>
          </table:table-cell>
          <table:table-cell table:formula="of:=[.L12]/[.$J$5]" office:value-type="float" office:value="-0.787657076948719" calcext:value-type="float">
            <text:p>-0.7876570769</text:p>
          </table:table-cell>
          <table:table-cell table:formula="of:=ROUND([.M12]*2)/2" office:value-type="float" office:value="-1" calcext:value-type="float">
            <text:p>-1</text:p>
          </table:table-cell>
          <table:table-cell table:number-columns-repeated="5"/>
          <table:table-cell table:formula="of:=ROUND([.K12])" office:value-type="float" office:value="2527" calcext:value-type="float">
            <text:p>2527</text:p>
          </table:table-cell>
          <table:table-cell table:formula="of:=[.T12]-[.$S$3]" office:value-type="float" office:value="-38.04" calcext:value-type="float">
            <text:p>-38.04</text:p>
          </table:table-cell>
          <table:table-cell table:formula="of:=[.U12]/[.$S$5]" office:value-type="float" office:value="-0.79494033472596" calcext:value-type="float">
            <text:p>-0.7949403347</text:p>
          </table:table-cell>
          <table:table-cell table:formula="of:=ROUND([.V12]*2)/2" office:value-type="float" office:value="-1" calcext:value-type="float">
            <text:p>-1</text:p>
          </table:table-cell>
          <table:table-cell table:formula="of:=[.W12]-[.N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table:formula="of:=[.B13]-[.$A$3]" office:value-type="float" office:value="-20.1599999999999" calcext:value-type="float">
            <text:p>-20.16</text:p>
          </table:table-cell>
          <table:table-cell table:formula="of:=[.C13]/[.$A$5]" office:value-type="float" office:value="-0.451264182187185" calcext:value-type="float">
            <text:p>-0.4512641822</text:p>
          </table:table-cell>
          <table:table-cell table:formula="of:=ROUND([.D13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43.33952312718" calcext:value-type="float">
            <text:p>2543.3395231272</text:p>
          </table:table-cell>
          <table:table-cell table:formula="of:=[.K13]-[.$J$3]" office:value-type="float" office:value="-21.6379627665301" calcext:value-type="float">
            <text:p>-21.6379627665</text:p>
          </table:table-cell>
          <table:table-cell table:formula="of:=[.L13]/[.$J$5]" office:value-type="float" office:value="-0.451989921349678" calcext:value-type="float">
            <text:p>-0.4519899213</text:p>
          </table:table-cell>
          <table:table-cell table:formula="of:=ROUND([.M13]*2)/2" office:value-type="float" office:value="-0.5" calcext:value-type="float">
            <text:p>-0.5</text:p>
          </table:table-cell>
          <table:table-cell table:number-columns-repeated="5"/>
          <table:table-cell table:formula="of:=ROUND([.K13])" office:value-type="float" office:value="2543" calcext:value-type="float">
            <text:p>2543</text:p>
          </table:table-cell>
          <table:table-cell table:formula="of:=[.T13]-[.$S$3]" office:value-type="float" office:value="-22.04" calcext:value-type="float">
            <text:p>-22.04</text:p>
          </table:table-cell>
          <table:table-cell table:formula="of:=[.U13]/[.$S$5]" office:value-type="float" office:value="-0.460580572485808" calcext:value-type="float">
            <text:p>-0.4605805725</text:p>
          </table:table-cell>
          <table:table-cell table:formula="of:=ROUND([.V13]*2)/2" office:value-type="float" office:value="-0.5" calcext:value-type="float">
            <text:p>-0.5</text:p>
          </table:table-cell>
          <table:table-cell table:formula="of:=[.W13]-[.N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9" calcext:value-type="float">
            <text:p>2509</text:p>
          </table:table-cell>
          <table:table-cell table:formula="of:=[.B14]-[.$A$3]" office:value-type="float" office:value="17.8400000000001" calcext:value-type="float">
            <text:p>17.84</text:p>
          </table:table-cell>
          <table:table-cell table:formula="of:=[.C14]/[.$A$5]" office:value-type="float" office:value="0.399332986618031" calcext:value-type="float">
            <text:p>0.3993329866</text:p>
          </table:table-cell>
          <table:table-cell table:formula="of:=ROUND([.D14]*2)/2" office:value-type="float" office:value="0.5" calcext:value-type="float">
            <text:p>0.5</text:p>
          </table:table-cell>
          <table:table-cell table:number-columns-repeated="5"/>
          <table:table-cell office:value-type="float" office:value="2584.07924485382" calcext:value-type="float">
            <text:p>2584.0792448538</text:p>
          </table:table-cell>
          <table:table-cell table:formula="of:=[.K14]-[.$J$3]" office:value-type="float" office:value="19.1017589601097" calcext:value-type="float">
            <text:p>19.1017589601</text:p>
          </table:table-cell>
          <table:table-cell table:formula="of:=[.L14]/[.$J$5]" office:value-type="float" office:value="0.399011802690379" calcext:value-type="float">
            <text:p>0.3990118027</text:p>
          </table:table-cell>
          <table:table-cell table:formula="of:=ROUND([.M14]*2)/2" office:value-type="float" office:value="0.5" calcext:value-type="float">
            <text:p>0.5</text:p>
          </table:table-cell>
          <table:table-cell table:number-columns-repeated="5"/>
          <table:table-cell table:formula="of:=ROUND([.K14])" office:value-type="float" office:value="2584" calcext:value-type="float">
            <text:p>2584</text:p>
          </table:table-cell>
          <table:table-cell table:formula="of:=[.T14]-[.$S$3]" office:value-type="float" office:value="18.96" calcext:value-type="float">
            <text:p>18.96</text:p>
          </table:table-cell>
          <table:table-cell table:formula="of:=[.U14]/[.$S$5]" office:value-type="float" office:value="0.39621631825458" calcext:value-type="float">
            <text:p>0.3962163183</text:p>
          </table:table-cell>
          <table:table-cell table:formula="of:=ROUND([.V14]*2)/2" office:value-type="float" office:value="0.5" calcext:value-type="float">
            <text:p>0.5</text:p>
          </table:table-cell>
          <table:table-cell table:formula="of:=[.W14]-[.N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3" calcext:value-type="float">
            <text:p>2523</text:p>
          </table:table-cell>
          <table:table-cell table:formula="of:=[.B15]-[.$A$3]" office:value-type="float" office:value="31.8400000000001" calcext:value-type="float">
            <text:p>31.84</text:p>
          </table:table-cell>
          <table:table-cell table:formula="of:=[.C15]/[.$A$5]" office:value-type="float" office:value="0.71271089091469" calcext:value-type="float">
            <text:p>0.7127108909</text:p>
          </table:table-cell>
          <table:table-cell table:formula="of:=ROUND([.D15]*2)/2" office:value-type="float" office:value="0.5" calcext:value-type="float">
            <text:p>0.5</text:p>
          </table:table-cell>
          <table:table-cell table:number-columns-repeated="5"/>
          <table:table-cell office:value-type="float" office:value="2599.09978691931" calcext:value-type="float">
            <text:p>2599.0997869193</text:p>
          </table:table-cell>
          <table:table-cell table:formula="of:=[.K15]-[.$J$3]" office:value-type="float" office:value="34.1223010255999" calcext:value-type="float">
            <text:p>34.1223010256</text:p>
          </table:table-cell>
          <table:table-cell table:formula="of:=[.L15]/[.$J$5]" office:value-type="float" office:value="0.712772099815576" calcext:value-type="float">
            <text:p>0.7127720998</text:p>
          </table:table-cell>
          <table:table-cell table:formula="of:=ROUND([.M15]*2)/2" office:value-type="float" office:value="0.5" calcext:value-type="float">
            <text:p>0.5</text:p>
          </table:table-cell>
          <table:table-cell table:number-columns-repeated="5"/>
          <table:table-cell table:formula="of:=ROUND([.K15])" office:value-type="float" office:value="2599" calcext:value-type="float">
            <text:p>2599</text:p>
          </table:table-cell>
          <table:table-cell table:formula="of:=[.T15]-[.$S$3]" office:value-type="float" office:value="33.96" calcext:value-type="float">
            <text:p>33.96</text:p>
          </table:table-cell>
          <table:table-cell table:formula="of:=[.U15]/[.$S$5]" office:value-type="float" office:value="0.709678595354723" calcext:value-type="float">
            <text:p>0.7096785954</text:p>
          </table:table-cell>
          <table:table-cell table:formula="of:=ROUND([.V15]*2)/2" office:value-type="float" office:value="0.5" calcext:value-type="float">
            <text:p>0.5</text:p>
          </table:table-cell>
          <table:table-cell table:formula="of:=[.W15]-[.N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7" calcext:value-type="float">
            <text:p>2547</text:p>
          </table:table-cell>
          <table:table-cell table:formula="of:=[.B16]-[.$A$3]" office:value-type="float" office:value="55.8400000000002" calcext:value-type="float">
            <text:p>55.84</text:p>
          </table:table-cell>
          <table:table-cell table:formula="of:=[.C16]/[.$A$5]" office:value-type="float" office:value="1.24993015542325" calcext:value-type="float">
            <text:p>1.2499301554</text:p>
          </table:table-cell>
          <table:table-cell table:formula="of:=ROUND([.D16]*2)/2" office:value-type="float" office:value="1" calcext:value-type="float">
            <text:p>1</text:p>
          </table:table-cell>
          <table:table-cell table:number-columns-repeated="5"/>
          <table:table-cell office:value-type="float" office:value="2624.86329714888" calcext:value-type="float">
            <text:p>2624.8632971489</text:p>
          </table:table-cell>
          <table:table-cell table:formula="of:=[.K16]-[.$J$3]" office:value-type="float" office:value="59.8858112551698" calcext:value-type="float">
            <text:p>59.8858112552</text:p>
          </table:table-cell>
          <table:table-cell table:formula="of:=[.L16]/[.$J$5]" office:value-type="float" office:value="1.25093953674117" calcext:value-type="float">
            <text:p>1.2509395367</text:p>
          </table:table-cell>
          <table:table-cell table:formula="of:=ROUND([.M16]*2)/2" office:value-type="float" office:value="1.5" calcext:value-type="float">
            <text:p>1.5</text:p>
          </table:table-cell>
          <table:table-cell table:number-columns-repeated="5"/>
          <table:table-cell table:formula="of:=ROUND([.K16])" office:value-type="float" office:value="2625" calcext:value-type="float">
            <text:p>2625</text:p>
          </table:table-cell>
          <table:table-cell table:formula="of:=[.T16]-[.$S$3]" office:value-type="float" office:value="59.96" calcext:value-type="float">
            <text:p>59.96</text:p>
          </table:table-cell>
          <table:table-cell table:formula="of:=[.U16]/[.$S$5]" office:value-type="float" office:value="1.25301320899497" calcext:value-type="float">
            <text:p>1.253013209</text:p>
          </table:table-cell>
          <table:table-cell table:formula="of:=ROUND([.V16]*2)/2" office:value-type="float" office:value="1.5" calcext:value-type="float">
            <text:p>1.5</text:p>
          </table:table-cell>
          <table:table-cell table:formula="of:=[.W16]-[.N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4" calcext:value-type="float">
            <text:p>2444</text:p>
          </table:table-cell>
          <table:table-cell table:formula="of:=[.B17]-[.$A$3]" office:value-type="float" office:value="-47.1599999999999" calcext:value-type="float">
            <text:p>-47.16</text:p>
          </table:table-cell>
          <table:table-cell table:formula="of:=[.C17]/[.$A$5]" office:value-type="float" office:value="-1.05563585475931" calcext:value-type="float">
            <text:p>-1.0556358548</text:p>
          </table:table-cell>
          <table:table-cell table:formula="of:=ROUND([.D17]*2)/2" office:value-type="float" office:value="-1" calcext:value-type="float">
            <text:p>-1</text:p>
          </table:table-cell>
          <table:table-cell table:number-columns-repeated="5"/>
          <table:table-cell office:value-type="float" office:value="2514.41977818264" calcext:value-type="float">
            <text:p>2514.4197781826</text:p>
          </table:table-cell>
          <table:table-cell table:formula="of:=[.K17]-[.$J$3]" office:value-type="float" office:value="-50.5577077110702" calcext:value-type="float">
            <text:p>-50.5577077111</text:p>
          </table:table-cell>
          <table:table-cell table:formula="of:=[.L17]/[.$J$5]" office:value-type="float" office:value="-1.05608714547257" calcext:value-type="float">
            <text:p>-1.0560871455</text:p>
          </table:table-cell>
          <table:table-cell table:formula="of:=ROUND([.M17]*2)/2" office:value-type="float" office:value="-1" calcext:value-type="float">
            <text:p>-1</text:p>
          </table:table-cell>
          <table:table-cell table:number-columns-repeated="5"/>
          <table:table-cell table:formula="of:=ROUND([.K17])" office:value-type="float" office:value="2514" calcext:value-type="float">
            <text:p>2514</text:p>
          </table:table-cell>
          <table:table-cell table:formula="of:=[.T17]-[.$S$3]" office:value-type="float" office:value="-51.04" calcext:value-type="float">
            <text:p>-51.04</text:p>
          </table:table-cell>
          <table:table-cell table:formula="of:=[.U17]/[.$S$5]" office:value-type="float" office:value="-1.06660764154608" calcext:value-type="float">
            <text:p>-1.0666076415</text:p>
          </table:table-cell>
          <table:table-cell table:formula="of:=ROUND([.V17]*2)/2" office:value-type="float" office:value="-1" calcext:value-type="float">
            <text:p>-1</text:p>
          </table:table-cell>
          <table:table-cell table:formula="of:=[.W17]-[.N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2" calcext:value-type="float">
            <text:p>2502</text:p>
          </table:table-cell>
          <table:table-cell table:formula="of:=[.B18]-[.$A$3]" office:value-type="float" office:value="10.8400000000001" calcext:value-type="float">
            <text:p>10.84</text:p>
          </table:table-cell>
          <table:table-cell table:formula="of:=[.C18]/[.$A$5]" office:value-type="float" office:value="0.242644034469702" calcext:value-type="float">
            <text:p>0.2426440345</text:p>
          </table:table-cell>
          <table:table-cell table:formula="of:=ROUND([.D18]*2)/2" office:value-type="float" office:value="0" calcext:value-type="float">
            <text:p>0</text:p>
          </table:table-cell>
          <table:table-cell table:number-columns-repeated="5"/>
          <table:table-cell office:value-type="float" office:value="2576.57123048472" calcext:value-type="float">
            <text:p>2576.5712304847</text:p>
          </table:table-cell>
          <table:table-cell table:formula="of:=[.K18]-[.$J$3]" office:value-type="float" office:value="11.5937445910099" calcext:value-type="float">
            <text:p>11.593744591</text:p>
          </table:table-cell>
          <table:table-cell table:formula="of:=[.L18]/[.$J$5]" office:value-type="float" office:value="0.242178793002848" calcext:value-type="float">
            <text:p>0.242178793</text:p>
          </table:table-cell>
          <table:table-cell table:formula="of:=ROUND([.M18]*2)/2" office:value-type="float" office:value="0" calcext:value-type="float">
            <text:p>0</text:p>
          </table:table-cell>
          <table:table-cell table:number-columns-repeated="5"/>
          <table:table-cell table:formula="of:=ROUND([.K18])" office:value-type="float" office:value="2577" calcext:value-type="float">
            <text:p>2577</text:p>
          </table:table-cell>
          <table:table-cell table:formula="of:=[.T18]-[.$S$3]" office:value-type="float" office:value="11.96" calcext:value-type="float">
            <text:p>11.96</text:p>
          </table:table-cell>
          <table:table-cell table:formula="of:=[.U18]/[.$S$5]" office:value-type="float" office:value="0.249933922274514" calcext:value-type="float">
            <text:p>0.2499339223</text:p>
          </table:table-cell>
          <table:table-cell table:formula="of:=ROUND([.V18]*2)/2" office:value-type="float" office:value="0" calcext:value-type="float">
            <text:p>0</text:p>
          </table:table-cell>
          <table:table-cell table:formula="of:=[.W18]-[.N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6" calcext:value-type="float">
            <text:p>2516</text:p>
          </table:table-cell>
          <table:table-cell table:formula="of:=[.B19]-[.$A$3]" office:value-type="float" office:value="24.8400000000001" calcext:value-type="float">
            <text:p>24.84</text:p>
          </table:table-cell>
          <table:table-cell table:formula="of:=[.C19]/[.$A$5]" office:value-type="float" office:value="0.55602193876636" calcext:value-type="float">
            <text:p>0.5560219388</text:p>
          </table:table-cell>
          <table:table-cell table:formula="of:=ROUND([.D19]*2)/2" office:value-type="float" office:value="0.5" calcext:value-type="float">
            <text:p>0.5</text:p>
          </table:table-cell>
          <table:table-cell table:number-columns-repeated="5"/>
          <table:table-cell office:value-type="float" office:value="2591.58876351464" calcext:value-type="float">
            <text:p>2591.5887635146</text:p>
          </table:table-cell>
          <table:table-cell table:formula="of:=[.K19]-[.$J$3]" office:value-type="float" office:value="26.6112776209297" calcext:value-type="float">
            <text:p>26.6112776209</text:p>
          </table:table-cell>
          <table:table-cell table:formula="of:=[.L19]/[.$J$5]" office:value-type="float" office:value="0.55587623514648" calcext:value-type="float">
            <text:p>0.5558762351</text:p>
          </table:table-cell>
          <table:table-cell table:formula="of:=ROUND([.M19]*2)/2" office:value-type="float" office:value="0.5" calcext:value-type="float">
            <text:p>0.5</text:p>
          </table:table-cell>
          <table:table-cell table:number-columns-repeated="5"/>
          <table:table-cell table:formula="of:=ROUND([.K19])" office:value-type="float" office:value="2592" calcext:value-type="float">
            <text:p>2592</text:p>
          </table:table-cell>
          <table:table-cell table:formula="of:=[.T19]-[.$S$3]" office:value-type="float" office:value="26.96" calcext:value-type="float">
            <text:p>26.96</text:p>
          </table:table-cell>
          <table:table-cell table:formula="of:=[.U19]/[.$S$5]" office:value-type="float" office:value="0.563396199374656" calcext:value-type="float">
            <text:p>0.5633961994</text:p>
          </table:table-cell>
          <table:table-cell table:formula="of:=ROUND([.V19]*2)/2" office:value-type="float" office:value="0.5" calcext:value-type="float">
            <text:p>0.5</text:p>
          </table:table-cell>
          <table:table-cell table:formula="of:=[.W19]-[.N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4" calcext:value-type="float">
            <text:p>2464</text:p>
          </table:table-cell>
          <table:table-cell table:formula="of:=[.B20]-[.$A$3]" office:value-type="float" office:value="-27.1599999999999" calcext:value-type="float">
            <text:p>-27.16</text:p>
          </table:table-cell>
          <table:table-cell table:formula="of:=[.C20]/[.$A$5]" office:value-type="float" office:value="-0.607953134335514" calcext:value-type="float">
            <text:p>-0.6079531343</text:p>
          </table:table-cell>
          <table:table-cell table:formula="of:=ROUND([.D20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35.8396670315" calcext:value-type="float">
            <text:p>2535.8396670315</text:p>
          </table:table-cell>
          <table:table-cell table:formula="of:=[.K20]-[.$J$3]" office:value-type="float" office:value="-29.1378188622102" calcext:value-type="float">
            <text:p>-29.1378188622</text:p>
          </table:table-cell>
          <table:table-cell table:formula="of:=[.L20]/[.$J$5]" office:value-type="float" office:value="-0.608652514930985" calcext:value-type="float">
            <text:p>-0.6086525149</text:p>
          </table:table-cell>
          <table:table-cell table:formula="of:=ROUND([.M20]*2)/2" office:value-type="float" office:value="-0.5" calcext:value-type="float">
            <text:p>-0.5</text:p>
          </table:table-cell>
          <table:table-cell table:number-columns-repeated="5"/>
          <table:table-cell table:formula="of:=ROUND([.K20])" office:value-type="float" office:value="2536" calcext:value-type="float">
            <text:p>2536</text:p>
          </table:table-cell>
          <table:table-cell table:formula="of:=[.T20]-[.$S$3]" office:value-type="float" office:value="-29.04" calcext:value-type="float">
            <text:p>-29.04</text:p>
          </table:table-cell>
          <table:table-cell table:formula="of:=[.U20]/[.$S$5]" office:value-type="float" office:value="-0.606862968465875" calcext:value-type="float">
            <text:p>-0.6068629685</text:p>
          </table:table-cell>
          <table:table-cell table:formula="of:=ROUND([.V20]*2)/2" office:value-type="float" office:value="-0.5" calcext:value-type="float">
            <text:p>-0.5</text:p>
          </table:table-cell>
          <table:table-cell table:formula="of:=[.W20]-[.N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6" calcext:value-type="float">
            <text:p>2516</text:p>
          </table:table-cell>
          <table:table-cell table:formula="of:=[.B21]-[.$A$3]" office:value-type="float" office:value="24.8400000000001" calcext:value-type="float">
            <text:p>24.84</text:p>
          </table:table-cell>
          <table:table-cell table:formula="of:=[.C21]/[.$A$5]" office:value-type="float" office:value="0.55602193876636" calcext:value-type="float">
            <text:p>0.5560219388</text:p>
          </table:table-cell>
          <table:table-cell table:formula="of:=ROUND([.D21]*2)/2" office:value-type="float" office:value="0.5" calcext:value-type="float">
            <text:p>0.5</text:p>
          </table:table-cell>
          <table:table-cell table:number-columns-repeated="5"/>
          <table:table-cell office:value-type="float" office:value="2591.58876351464" calcext:value-type="float">
            <text:p>2591.5887635146</text:p>
          </table:table-cell>
          <table:table-cell table:formula="of:=[.K21]-[.$J$3]" office:value-type="float" office:value="26.6112776209297" calcext:value-type="float">
            <text:p>26.6112776209</text:p>
          </table:table-cell>
          <table:table-cell table:formula="of:=[.L21]/[.$J$5]" office:value-type="float" office:value="0.55587623514648" calcext:value-type="float">
            <text:p>0.5558762351</text:p>
          </table:table-cell>
          <table:table-cell table:formula="of:=ROUND([.M21]*2)/2" office:value-type="float" office:value="0.5" calcext:value-type="float">
            <text:p>0.5</text:p>
          </table:table-cell>
          <table:table-cell table:number-columns-repeated="5"/>
          <table:table-cell table:formula="of:=ROUND([.K21])" office:value-type="float" office:value="2592" calcext:value-type="float">
            <text:p>2592</text:p>
          </table:table-cell>
          <table:table-cell table:formula="of:=[.T21]-[.$S$3]" office:value-type="float" office:value="26.96" calcext:value-type="float">
            <text:p>26.96</text:p>
          </table:table-cell>
          <table:table-cell table:formula="of:=[.U21]/[.$S$5]" office:value-type="float" office:value="0.563396199374656" calcext:value-type="float">
            <text:p>0.5633961994</text:p>
          </table:table-cell>
          <table:table-cell table:formula="of:=ROUND([.V21]*2)/2" office:value-type="float" office:value="0.5" calcext:value-type="float">
            <text:p>0.5</text:p>
          </table:table-cell>
          <table:table-cell table:formula="of:=[.W21]-[.N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4" calcext:value-type="float">
            <text:p>2474</text:p>
          </table:table-cell>
          <table:table-cell table:formula="of:=[.B22]-[.$A$3]" office:value-type="float" office:value="-17.1599999999999" calcext:value-type="float">
            <text:p>-17.16</text:p>
          </table:table-cell>
          <table:table-cell table:formula="of:=[.C22]/[.$A$5]" office:value-type="float" office:value="-0.384111774123615" calcext:value-type="float">
            <text:p>-0.3841117741</text:p>
          </table:table-cell>
          <table:table-cell table:formula="of:=ROUND([.D22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46.55420688894" calcext:value-type="float">
            <text:p>2546.5542068889</text:p>
          </table:table-cell>
          <table:table-cell table:formula="of:=[.K22]-[.$J$3]" office:value-type="float" office:value="-18.4232790047704" calcext:value-type="float">
            <text:p>-18.4232790048</text:p>
          </table:table-cell>
          <table:table-cell table:formula="of:=[.L22]/[.$J$5]" office:value-type="float" office:value="-0.384839206824492" calcext:value-type="float">
            <text:p>-0.3848392068</text:p>
          </table:table-cell>
          <table:table-cell table:formula="of:=ROUND([.M22]*2)/2" office:value-type="float" office:value="-0.5" calcext:value-type="float">
            <text:p>-0.5</text:p>
          </table:table-cell>
          <table:table-cell table:number-columns-repeated="5"/>
          <table:table-cell table:formula="of:=ROUND([.K22])" office:value-type="float" office:value="2547" calcext:value-type="float">
            <text:p>2547</text:p>
          </table:table-cell>
          <table:table-cell table:formula="of:=[.T22]-[.$S$3]" office:value-type="float" office:value="-18.04" calcext:value-type="float">
            <text:p>-18.04</text:p>
          </table:table-cell>
          <table:table-cell table:formula="of:=[.U22]/[.$S$5]" office:value-type="float" office:value="-0.37699063192577" calcext:value-type="float">
            <text:p>-0.3769906319</text:p>
          </table:table-cell>
          <table:table-cell table:formula="of:=ROUND([.V22]*2)/2" office:value-type="float" office:value="-0.5" calcext:value-type="float">
            <text:p>-0.5</text:p>
          </table:table-cell>
          <table:table-cell table:formula="of:=[.W22]-[.N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 table:formula="of:=[.B23]-[.$A$3]" office:value-type="float" office:value="-19.1599999999999" calcext:value-type="float">
            <text:p>-19.16</text:p>
          </table:table-cell>
          <table:table-cell table:formula="of:=[.C23]/[.$A$5]" office:value-type="float" office:value="-0.428880046165995" calcext:value-type="float">
            <text:p>-0.4288800462</text:p>
          </table:table-cell>
          <table:table-cell table:formula="of:=ROUND([.D23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44.41105372954" calcext:value-type="float">
            <text:p>2544.4110537295</text:p>
          </table:table-cell>
          <table:table-cell table:formula="of:=[.K23]-[.$J$3]" office:value-type="float" office:value="-20.5664321641702" calcext:value-type="float">
            <text:p>-20.5664321642</text:p>
          </table:table-cell>
          <table:table-cell table:formula="of:=[.L23]/[.$J$5]" office:value-type="float" office:value="-0.429606990113953" calcext:value-type="float">
            <text:p>-0.4296069901</text:p>
          </table:table-cell>
          <table:table-cell table:formula="of:=ROUND([.M23]*2)/2" office:value-type="float" office:value="-0.5" calcext:value-type="float">
            <text:p>-0.5</text:p>
          </table:table-cell>
          <table:table-cell table:number-columns-repeated="5"/>
          <table:table-cell table:formula="of:=ROUND([.K23])" office:value-type="float" office:value="2544" calcext:value-type="float">
            <text:p>2544</text:p>
          </table:table-cell>
          <table:table-cell table:formula="of:=[.T23]-[.$S$3]" office:value-type="float" office:value="-21.04" calcext:value-type="float">
            <text:p>-21.04</text:p>
          </table:table-cell>
          <table:table-cell table:formula="of:=[.U23]/[.$S$5]" office:value-type="float" office:value="-0.439683087345799" calcext:value-type="float">
            <text:p>-0.4396830873</text:p>
          </table:table-cell>
          <table:table-cell table:formula="of:=ROUND([.V23]*2)/2" office:value-type="float" office:value="-0.5" calcext:value-type="float">
            <text:p>-0.5</text:p>
          </table:table-cell>
          <table:table-cell table:formula="of:=[.W23]-[.N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2" calcext:value-type="float">
            <text:p>2502</text:p>
          </table:table-cell>
          <table:table-cell table:formula="of:=[.B24]-[.$A$3]" office:value-type="float" office:value="10.8400000000001" calcext:value-type="float">
            <text:p>10.84</text:p>
          </table:table-cell>
          <table:table-cell table:formula="of:=[.C24]/[.$A$5]" office:value-type="float" office:value="0.242644034469702" calcext:value-type="float">
            <text:p>0.2426440345</text:p>
          </table:table-cell>
          <table:table-cell table:formula="of:=ROUND([.D24]*2)/2" office:value-type="float" office:value="0" calcext:value-type="float">
            <text:p>0</text:p>
          </table:table-cell>
          <table:table-cell table:number-columns-repeated="5"/>
          <table:table-cell office:value-type="float" office:value="2576.57123048472" calcext:value-type="float">
            <text:p>2576.5712304847</text:p>
          </table:table-cell>
          <table:table-cell table:formula="of:=[.K24]-[.$J$3]" office:value-type="float" office:value="11.5937445910099" calcext:value-type="float">
            <text:p>11.593744591</text:p>
          </table:table-cell>
          <table:table-cell table:formula="of:=[.L24]/[.$J$5]" office:value-type="float" office:value="0.242178793002848" calcext:value-type="float">
            <text:p>0.242178793</text:p>
          </table:table-cell>
          <table:table-cell table:formula="of:=ROUND([.M24]*2)/2" office:value-type="float" office:value="0" calcext:value-type="float">
            <text:p>0</text:p>
          </table:table-cell>
          <table:table-cell table:number-columns-repeated="5"/>
          <table:table-cell table:formula="of:=ROUND([.K24])" office:value-type="float" office:value="2577" calcext:value-type="float">
            <text:p>2577</text:p>
          </table:table-cell>
          <table:table-cell table:formula="of:=[.T24]-[.$S$3]" office:value-type="float" office:value="11.96" calcext:value-type="float">
            <text:p>11.96</text:p>
          </table:table-cell>
          <table:table-cell table:formula="of:=[.U24]/[.$S$5]" office:value-type="float" office:value="0.249933922274514" calcext:value-type="float">
            <text:p>0.2499339223</text:p>
          </table:table-cell>
          <table:table-cell table:formula="of:=ROUND([.V24]*2)/2" office:value-type="float" office:value="0" calcext:value-type="float">
            <text:p>0</text:p>
          </table:table-cell>
          <table:table-cell table:formula="of:=[.W24]-[.N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3" calcext:value-type="float">
            <text:p>2463</text:p>
          </table:table-cell>
          <table:table-cell table:formula="of:=[.B25]-[.$A$3]" office:value-type="float" office:value="-28.1599999999999" calcext:value-type="float">
            <text:p>-28.16</text:p>
          </table:table-cell>
          <table:table-cell table:formula="of:=[.C25]/[.$A$5]" office:value-type="float" office:value="-0.630337270356704" calcext:value-type="float">
            <text:p>-0.6303372704</text:p>
          </table:table-cell>
          <table:table-cell table:formula="of:=ROUND([.D25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34.76838159075" calcext:value-type="float">
            <text:p>2534.7683815908</text:p>
          </table:table-cell>
          <table:table-cell table:formula="of:=[.K25]-[.$J$3]" office:value-type="float" office:value="-30.2091043029604" calcext:value-type="float">
            <text:p>-30.209104303</text:p>
          </table:table-cell>
          <table:table-cell table:formula="of:=[.L25]/[.$J$5]" office:value-type="float" office:value="-0.631030325047967" calcext:value-type="float">
            <text:p>-0.631030325</text:p>
          </table:table-cell>
          <table:table-cell table:formula="of:=ROUND([.M25]*2)/2" office:value-type="float" office:value="-0.5" calcext:value-type="float">
            <text:p>-0.5</text:p>
          </table:table-cell>
          <table:table-cell table:number-columns-repeated="5"/>
          <table:table-cell table:formula="of:=ROUND([.K25])" office:value-type="float" office:value="2535" calcext:value-type="float">
            <text:p>2535</text:p>
          </table:table-cell>
          <table:table-cell table:formula="of:=[.T25]-[.$S$3]" office:value-type="float" office:value="-30.04" calcext:value-type="float">
            <text:p>-30.04</text:p>
          </table:table-cell>
          <table:table-cell table:formula="of:=[.U25]/[.$S$5]" office:value-type="float" office:value="-0.627760453605884" calcext:value-type="float">
            <text:p>-0.6277604536</text:p>
          </table:table-cell>
          <table:table-cell table:formula="of:=ROUND([.V25]*2)/2" office:value-type="float" office:value="-0.5" calcext:value-type="float">
            <text:p>-0.5</text:p>
          </table:table-cell>
          <table:table-cell table:formula="of:=[.W25]-[.N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1" calcext:value-type="float">
            <text:p>2461</text:p>
          </table:table-cell>
          <table:table-cell table:formula="of:=[.B26]-[.$A$3]" office:value-type="float" office:value="-30.1599999999999" calcext:value-type="float">
            <text:p>-30.16</text:p>
          </table:table-cell>
          <table:table-cell table:formula="of:=[.C26]/[.$A$5]" office:value-type="float" office:value="-0.675105542399084" calcext:value-type="float">
            <text:p>-0.6751055424</text:p>
          </table:table-cell>
          <table:table-cell table:formula="of:=ROUND([.D26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32.62590262579" calcext:value-type="float">
            <text:p>2532.6259026258</text:p>
          </table:table-cell>
          <table:table-cell table:formula="of:=[.K26]-[.$J$3]" office:value-type="float" office:value="-32.3515832679204" calcext:value-type="float">
            <text:p>-32.3515832679</text:p>
          </table:table-cell>
          <table:table-cell table:formula="of:=[.L26]/[.$J$5]" office:value-type="float" office:value="-0.675784025260609" calcext:value-type="float">
            <text:p>-0.6757840253</text:p>
          </table:table-cell>
          <table:table-cell table:formula="of:=ROUND([.M26]*2)/2" office:value-type="float" office:value="-0.5" calcext:value-type="float">
            <text:p>-0.5</text:p>
          </table:table-cell>
          <table:table-cell table:number-columns-repeated="5"/>
          <table:table-cell table:formula="of:=ROUND([.K26])" office:value-type="float" office:value="2533" calcext:value-type="float">
            <text:p>2533</text:p>
          </table:table-cell>
          <table:table-cell table:formula="of:=[.T26]-[.$S$3]" office:value-type="float" office:value="-32.04" calcext:value-type="float">
            <text:p>-32.04</text:p>
          </table:table-cell>
          <table:table-cell table:formula="of:=[.U26]/[.$S$5]" office:value-type="float" office:value="-0.669555423885903" calcext:value-type="float">
            <text:p>-0.6695554239</text:p>
          </table:table-cell>
          <table:table-cell table:formula="of:=ROUND([.V26]*2)/2" office:value-type="float" office:value="-0.5" calcext:value-type="float">
            <text:p>-0.5</text:p>
          </table:table-cell>
          <table:table-cell table:formula="of:=[.W26]-[.N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0" calcext:value-type="float">
            <text:p>2490</text:p>
          </table:table-cell>
          <table:table-cell table:formula="of:=[.B27]-[.$A$3]" office:value-type="float" office:value="-1.15999999999985" calcext:value-type="float">
            <text:p>-1.16</text:p>
          </table:table-cell>
          <table:table-cell table:formula="of:=[.C27]/[.$A$5]" office:value-type="float" office:value="-0.025965597784577" calcext:value-type="float">
            <text:p>-0.0259655978</text:p>
          </table:table-cell>
          <table:table-cell table:formula="of:=ROUND([.D27]*2)/2" office:value-type="float" office:value="-0" calcext:value-type="float">
            <text:p>0</text:p>
          </table:table-cell>
          <table:table-cell table:number-columns-repeated="5"/>
          <table:table-cell office:value-type="float" office:value="2563.70384718806" calcext:value-type="float">
            <text:p>2563.7038471881</text:p>
          </table:table-cell>
          <table:table-cell table:formula="of:=[.K27]-[.$J$3]" office:value-type="float" office:value="-1.27363870565023" calcext:value-type="float">
            <text:p>-1.2736387057</text:p>
          </table:table-cell>
          <table:table-cell table:formula="of:=[.L27]/[.$J$5]" office:value-type="float" office:value="-0.026604716192839" calcext:value-type="float">
            <text:p>-0.0266047162</text:p>
          </table:table-cell>
          <table:table-cell table:formula="of:=ROUND([.M27]*2)/2" office:value-type="float" office:value="-0" calcext:value-type="float">
            <text:p>0</text:p>
          </table:table-cell>
          <table:table-cell table:number-columns-repeated="5"/>
          <table:table-cell table:formula="of:=ROUND([.K27])" office:value-type="float" office:value="2564" calcext:value-type="float">
            <text:p>2564</text:p>
          </table:table-cell>
          <table:table-cell table:formula="of:=[.T27]-[.$S$3]" office:value-type="float" office:value="-1.03999999999996" calcext:value-type="float">
            <text:p>-1.04</text:p>
          </table:table-cell>
          <table:table-cell table:formula="of:=[.U27]/[.$S$5]" office:value-type="float" office:value="-0.0217333845456091" calcext:value-type="float">
            <text:p>-0.0217333845</text:p>
          </table:table-cell>
          <table:table-cell table:formula="of:=ROUND([.V27]*2)/2" office:value-type="float" office:value="-0" calcext:value-type="float">
            <text:p>0</text:p>
          </table:table-cell>
          <table:table-cell table:formula="of:=[.W27]-[.N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table:formula="of:=[.B28]-[.$A$3]" office:value-type="float" office:value="58.8400000000001" calcext:value-type="float">
            <text:p>58.84</text:p>
          </table:table-cell>
          <table:table-cell table:formula="of:=[.C28]/[.$A$5]" office:value-type="float" office:value="1.31708256348682" calcext:value-type="float">
            <text:p>1.3170825635</text:p>
          </table:table-cell>
          <table:table-cell table:formula="of:=ROUND([.D28]*2)/2" office:value-type="float" office:value="1.5" calcext:value-type="float">
            <text:p>1.5</text:p>
          </table:table-cell>
          <table:table-cell table:number-columns-repeated="5"/>
          <table:table-cell office:value-type="float" office:value="2628.0849809269" calcext:value-type="float">
            <text:p>2628.0849809269</text:p>
          </table:table-cell>
          <table:table-cell table:formula="of:=[.K28]-[.$J$3]" office:value-type="float" office:value="63.1074950331895" calcext:value-type="float">
            <text:p>63.1074950332</text:p>
          </table:table-cell>
          <table:table-cell table:formula="of:=[.L28]/[.$J$5]" office:value-type="float" office:value="1.31823647283226" calcext:value-type="float">
            <text:p>1.3182364728</text:p>
          </table:table-cell>
          <table:table-cell table:formula="of:=ROUND([.M28]*2)/2" office:value-type="float" office:value="1.5" calcext:value-type="float">
            <text:p>1.5</text:p>
          </table:table-cell>
          <table:table-cell table:number-columns-repeated="5"/>
          <table:table-cell table:formula="of:=ROUND([.K28])" office:value-type="float" office:value="2628" calcext:value-type="float">
            <text:p>2628</text:p>
          </table:table-cell>
          <table:table-cell table:formula="of:=[.T28]-[.$S$3]" office:value-type="float" office:value="62.96" calcext:value-type="float">
            <text:p>62.96</text:p>
          </table:table-cell>
          <table:table-cell table:formula="of:=[.U28]/[.$S$5]" office:value-type="float" office:value="1.315705664415" calcext:value-type="float">
            <text:p>1.3157056644</text:p>
          </table:table-cell>
          <table:table-cell table:formula="of:=ROUND([.V28]*2)/2" office:value-type="float" office:value="1.5" calcext:value-type="float">
            <text:p>1.5</text:p>
          </table:table-cell>
          <table:table-cell table:formula="of:=[.W28]-[.N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5" calcext:value-type="float">
            <text:p>2485</text:p>
          </table:table-cell>
          <table:table-cell table:formula="of:=[.B29]-[.$A$3]" office:value-type="float" office:value="-6.15999999999985" calcext:value-type="float">
            <text:p>-6.16</text:p>
          </table:table-cell>
          <table:table-cell table:formula="of:=[.C29]/[.$A$5]" office:value-type="float" office:value="-0.137886277890526" calcext:value-type="float">
            <text:p>-0.1378862779</text:p>
          </table:table-cell>
          <table:table-cell table:formula="of:=ROUND([.D29]*2)/2" office:value-type="float" office:value="-0" calcext:value-type="float">
            <text:p>0</text:p>
          </table:table-cell>
          <table:table-cell table:number-columns-repeated="5"/>
          <table:table-cell office:value-type="float" office:value="2558.34374129085" calcext:value-type="float">
            <text:p>2558.3437412909</text:p>
          </table:table-cell>
          <table:table-cell table:formula="of:=[.K29]-[.$J$3]" office:value-type="float" office:value="-6.63374460286013" calcext:value-type="float">
            <text:p>-6.6337446029</text:p>
          </table:table-cell>
          <table:table-cell table:formula="of:=[.L29]/[.$J$5]" office:value-type="float" office:value="-0.138570610073262" calcext:value-type="float">
            <text:p>-0.1385706101</text:p>
          </table:table-cell>
          <table:table-cell table:formula="of:=ROUND([.M29]*2)/2" office:value-type="float" office:value="-0" calcext:value-type="float">
            <text:p>0</text:p>
          </table:table-cell>
          <table:table-cell table:number-columns-repeated="5"/>
          <table:table-cell table:formula="of:=ROUND([.K29])" office:value-type="float" office:value="2558" calcext:value-type="float">
            <text:p>2558</text:p>
          </table:table-cell>
          <table:table-cell table:formula="of:=[.T29]-[.$S$3]" office:value-type="float" office:value="-7.03999999999996" calcext:value-type="float">
            <text:p>-7.04</text:p>
          </table:table-cell>
          <table:table-cell table:formula="of:=[.U29]/[.$S$5]" office:value-type="float" office:value="-0.147118295385666" calcext:value-type="float">
            <text:p>-0.1471182954</text:p>
          </table:table-cell>
          <table:table-cell table:formula="of:=ROUND([.V29]*2)/2" office:value-type="float" office:value="-0" calcext:value-type="float">
            <text:p>0</text:p>
          </table:table-cell>
          <table:table-cell table:formula="of:=[.W29]-[.N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2" calcext:value-type="float">
            <text:p>2492</text:p>
          </table:table-cell>
          <table:table-cell table:formula="of:=[.B30]-[.$A$3]" office:value-type="float" office:value="0.840000000000146" calcext:value-type="float">
            <text:p>0.84</text:p>
          </table:table-cell>
          <table:table-cell table:formula="of:=[.C30]/[.$A$5]" office:value-type="float" office:value="0.0188026742578028" calcext:value-type="float">
            <text:p>0.0188026743</text:p>
          </table:table-cell>
          <table:table-cell table:formula="of:=ROUND([.D30]*2)/2" office:value-type="float" office:value="0" calcext:value-type="float">
            <text:p>0</text:p>
          </table:table-cell>
          <table:table-cell table:number-columns-repeated="5"/>
          <table:table-cell office:value-type="float" office:value="2565.84810426136" calcext:value-type="float">
            <text:p>2565.8481042614</text:p>
          </table:table-cell>
          <table:table-cell table:formula="of:=[.K30]-[.$J$3]" office:value-type="float" office:value="0.870618367649513" calcext:value-type="float">
            <text:p>0.8706183676</text:p>
          </table:table-cell>
          <table:table-cell table:formula="of:=[.L30]/[.$J$5]" office:value-type="float" office:value="0.0181861264743544" calcext:value-type="float">
            <text:p>0.0181861265</text:p>
          </table:table-cell>
          <table:table-cell table:formula="of:=ROUND([.M30]*2)/2" office:value-type="float" office:value="0" calcext:value-type="float">
            <text:p>0</text:p>
          </table:table-cell>
          <table:table-cell table:number-columns-repeated="5"/>
          <table:table-cell table:formula="of:=ROUND([.K30])" office:value-type="float" office:value="2566" calcext:value-type="float">
            <text:p>2566</text:p>
          </table:table-cell>
          <table:table-cell table:formula="of:=[.T30]-[.$S$3]" office:value-type="float" office:value="0.960000000000036" calcext:value-type="float">
            <text:p>0.96</text:p>
          </table:table-cell>
          <table:table-cell table:formula="of:=[.U30]/[.$S$5]" office:value-type="float" office:value="0.0200615857344099" calcext:value-type="float">
            <text:p>0.0200615857</text:p>
          </table:table-cell>
          <table:table-cell table:formula="of:=ROUND([.V30]*2)/2" office:value-type="float" office:value="0" calcext:value-type="float">
            <text:p>0</text:p>
          </table:table-cell>
          <table:table-cell table:formula="of:=[.W30]-[.N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6" calcext:value-type="float">
            <text:p>2476</text:p>
          </table:table-cell>
          <table:table-cell table:formula="of:=[.B31]-[.$A$3]" office:value-type="float" office:value="-15.1599999999999" calcext:value-type="float">
            <text:p>-15.16</text:p>
          </table:table-cell>
          <table:table-cell table:formula="of:=[.C31]/[.$A$5]" office:value-type="float" office:value="-0.339343502081236" calcext:value-type="float">
            <text:p>-0.3393435021</text:p>
          </table:table-cell>
          <table:table-cell table:formula="of:=ROUND([.D31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48.69748266333" calcext:value-type="float">
            <text:p>2548.6974826633</text:p>
          </table:table-cell>
          <table:table-cell table:formula="of:=[.K31]-[.$J$3]" office:value-type="float" office:value="-16.2800032303803" calcext:value-type="float">
            <text:p>-16.2800032304</text:p>
          </table:table-cell>
          <table:table-cell table:formula="of:=[.L31]/[.$J$5]" office:value-type="float" office:value="-0.34006886226157" calcext:value-type="float">
            <text:p>-0.3400688623</text:p>
          </table:table-cell>
          <table:table-cell table:formula="of:=ROUND([.M31]*2)/2" office:value-type="float" office:value="-0.5" calcext:value-type="float">
            <text:p>-0.5</text:p>
          </table:table-cell>
          <table:table-cell table:number-columns-repeated="5"/>
          <table:table-cell table:formula="of:=ROUND([.K31])" office:value-type="float" office:value="2549" calcext:value-type="float">
            <text:p>2549</text:p>
          </table:table-cell>
          <table:table-cell table:formula="of:=[.T31]-[.$S$3]" office:value-type="float" office:value="-16.04" calcext:value-type="float">
            <text:p>-16.04</text:p>
          </table:table-cell>
          <table:table-cell table:formula="of:=[.U31]/[.$S$5]" office:value-type="float" office:value="-0.335195661645751" calcext:value-type="float">
            <text:p>-0.3351956616</text:p>
          </table:table-cell>
          <table:table-cell table:formula="of:=ROUND([.V31]*2)/2" office:value-type="float" office:value="-0.5" calcext:value-type="float">
            <text:p>-0.5</text:p>
          </table:table-cell>
          <table:table-cell table:formula="of:=[.W31]-[.N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table:formula="of:=[.B32]-[.$A$3]" office:value-type="float" office:value="-20.1599999999999" calcext:value-type="float">
            <text:p>-20.16</text:p>
          </table:table-cell>
          <table:table-cell table:formula="of:=[.C32]/[.$A$5]" office:value-type="float" office:value="-0.451264182187185" calcext:value-type="float">
            <text:p>-0.4512641822</text:p>
          </table:table-cell>
          <table:table-cell table:formula="of:=ROUND([.D32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43.33952312718" calcext:value-type="float">
            <text:p>2543.3395231272</text:p>
          </table:table-cell>
          <table:table-cell table:formula="of:=[.K32]-[.$J$3]" office:value-type="float" office:value="-21.6379627665301" calcext:value-type="float">
            <text:p>-21.6379627665</text:p>
          </table:table-cell>
          <table:table-cell table:formula="of:=[.L32]/[.$J$5]" office:value-type="float" office:value="-0.451989921349678" calcext:value-type="float">
            <text:p>-0.4519899213</text:p>
          </table:table-cell>
          <table:table-cell table:formula="of:=ROUND([.M32]*2)/2" office:value-type="float" office:value="-0.5" calcext:value-type="float">
            <text:p>-0.5</text:p>
          </table:table-cell>
          <table:table-cell table:number-columns-repeated="5"/>
          <table:table-cell table:formula="of:=ROUND([.K32])" office:value-type="float" office:value="2543" calcext:value-type="float">
            <text:p>2543</text:p>
          </table:table-cell>
          <table:table-cell table:formula="of:=[.T32]-[.$S$3]" office:value-type="float" office:value="-22.04" calcext:value-type="float">
            <text:p>-22.04</text:p>
          </table:table-cell>
          <table:table-cell table:formula="of:=[.U32]/[.$S$5]" office:value-type="float" office:value="-0.460580572485808" calcext:value-type="float">
            <text:p>-0.4605805725</text:p>
          </table:table-cell>
          <table:table-cell table:formula="of:=ROUND([.V32]*2)/2" office:value-type="float" office:value="-0.5" calcext:value-type="float">
            <text:p>-0.5</text:p>
          </table:table-cell>
          <table:table-cell table:formula="of:=[.W32]-[.N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4" calcext:value-type="float">
            <text:p>2474</text:p>
          </table:table-cell>
          <table:table-cell table:formula="of:=[.B33]-[.$A$3]" office:value-type="float" office:value="-17.1599999999999" calcext:value-type="float">
            <text:p>-17.16</text:p>
          </table:table-cell>
          <table:table-cell table:formula="of:=[.C33]/[.$A$5]" office:value-type="float" office:value="-0.384111774123615" calcext:value-type="float">
            <text:p>-0.3841117741</text:p>
          </table:table-cell>
          <table:table-cell table:formula="of:=ROUND([.D33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46.55420688894" calcext:value-type="float">
            <text:p>2546.5542068889</text:p>
          </table:table-cell>
          <table:table-cell table:formula="of:=[.K33]-[.$J$3]" office:value-type="float" office:value="-18.4232790047704" calcext:value-type="float">
            <text:p>-18.4232790048</text:p>
          </table:table-cell>
          <table:table-cell table:formula="of:=[.L33]/[.$J$5]" office:value-type="float" office:value="-0.384839206824492" calcext:value-type="float">
            <text:p>-0.3848392068</text:p>
          </table:table-cell>
          <table:table-cell table:formula="of:=ROUND([.M33]*2)/2" office:value-type="float" office:value="-0.5" calcext:value-type="float">
            <text:p>-0.5</text:p>
          </table:table-cell>
          <table:table-cell table:number-columns-repeated="5"/>
          <table:table-cell table:formula="of:=ROUND([.K33])" office:value-type="float" office:value="2547" calcext:value-type="float">
            <text:p>2547</text:p>
          </table:table-cell>
          <table:table-cell table:formula="of:=[.T33]-[.$S$3]" office:value-type="float" office:value="-18.04" calcext:value-type="float">
            <text:p>-18.04</text:p>
          </table:table-cell>
          <table:table-cell table:formula="of:=[.U33]/[.$S$5]" office:value-type="float" office:value="-0.37699063192577" calcext:value-type="float">
            <text:p>-0.3769906319</text:p>
          </table:table-cell>
          <table:table-cell table:formula="of:=ROUND([.V33]*2)/2" office:value-type="float" office:value="-0.5" calcext:value-type="float">
            <text:p>-0.5</text:p>
          </table:table-cell>
          <table:table-cell table:formula="of:=[.W33]-[.N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4" calcext:value-type="float">
            <text:p>2474</text:p>
          </table:table-cell>
          <table:table-cell table:formula="of:=[.B34]-[.$A$3]" office:value-type="float" office:value="-17.1599999999999" calcext:value-type="float">
            <text:p>-17.16</text:p>
          </table:table-cell>
          <table:table-cell table:formula="of:=[.C34]/[.$A$5]" office:value-type="float" office:value="-0.384111774123615" calcext:value-type="float">
            <text:p>-0.3841117741</text:p>
          </table:table-cell>
          <table:table-cell table:formula="of:=ROUND([.D34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46.55420688894" calcext:value-type="float">
            <text:p>2546.5542068889</text:p>
          </table:table-cell>
          <table:table-cell table:formula="of:=[.K34]-[.$J$3]" office:value-type="float" office:value="-18.4232790047704" calcext:value-type="float">
            <text:p>-18.4232790048</text:p>
          </table:table-cell>
          <table:table-cell table:formula="of:=[.L34]/[.$J$5]" office:value-type="float" office:value="-0.384839206824492" calcext:value-type="float">
            <text:p>-0.3848392068</text:p>
          </table:table-cell>
          <table:table-cell table:formula="of:=ROUND([.M34]*2)/2" office:value-type="float" office:value="-0.5" calcext:value-type="float">
            <text:p>-0.5</text:p>
          </table:table-cell>
          <table:table-cell table:number-columns-repeated="5"/>
          <table:table-cell table:formula="of:=ROUND([.K34])" office:value-type="float" office:value="2547" calcext:value-type="float">
            <text:p>2547</text:p>
          </table:table-cell>
          <table:table-cell table:formula="of:=[.T34]-[.$S$3]" office:value-type="float" office:value="-18.04" calcext:value-type="float">
            <text:p>-18.04</text:p>
          </table:table-cell>
          <table:table-cell table:formula="of:=[.U34]/[.$S$5]" office:value-type="float" office:value="-0.37699063192577" calcext:value-type="float">
            <text:p>-0.3769906319</text:p>
          </table:table-cell>
          <table:table-cell table:formula="of:=ROUND([.V34]*2)/2" office:value-type="float" office:value="-0.5" calcext:value-type="float">
            <text:p>-0.5</text:p>
          </table:table-cell>
          <table:table-cell table:formula="of:=[.W34]-[.N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0" calcext:value-type="float">
            <text:p>2490</text:p>
          </table:table-cell>
          <table:table-cell table:formula="of:=[.B35]-[.$A$3]" office:value-type="float" office:value="-1.15999999999985" calcext:value-type="float">
            <text:p>-1.16</text:p>
          </table:table-cell>
          <table:table-cell table:formula="of:=[.C35]/[.$A$5]" office:value-type="float" office:value="-0.025965597784577" calcext:value-type="float">
            <text:p>-0.0259655978</text:p>
          </table:table-cell>
          <table:table-cell table:formula="of:=ROUND([.D35]*2)/2" office:value-type="float" office:value="-0" calcext:value-type="float">
            <text:p>0</text:p>
          </table:table-cell>
          <table:table-cell table:number-columns-repeated="5"/>
          <table:table-cell office:value-type="float" office:value="2563.70384718806" calcext:value-type="float">
            <text:p>2563.7038471881</text:p>
          </table:table-cell>
          <table:table-cell table:formula="of:=[.K35]-[.$J$3]" office:value-type="float" office:value="-1.27363870565023" calcext:value-type="float">
            <text:p>-1.2736387057</text:p>
          </table:table-cell>
          <table:table-cell table:formula="of:=[.L35]/[.$J$5]" office:value-type="float" office:value="-0.026604716192839" calcext:value-type="float">
            <text:p>-0.0266047162</text:p>
          </table:table-cell>
          <table:table-cell table:formula="of:=ROUND([.M35]*2)/2" office:value-type="float" office:value="-0" calcext:value-type="float">
            <text:p>0</text:p>
          </table:table-cell>
          <table:table-cell table:number-columns-repeated="5"/>
          <table:table-cell table:formula="of:=ROUND([.K35])" office:value-type="float" office:value="2564" calcext:value-type="float">
            <text:p>2564</text:p>
          </table:table-cell>
          <table:table-cell table:formula="of:=[.T35]-[.$S$3]" office:value-type="float" office:value="-1.03999999999996" calcext:value-type="float">
            <text:p>-1.04</text:p>
          </table:table-cell>
          <table:table-cell table:formula="of:=[.U35]/[.$S$5]" office:value-type="float" office:value="-0.0217333845456091" calcext:value-type="float">
            <text:p>-0.0217333845</text:p>
          </table:table-cell>
          <table:table-cell table:formula="of:=ROUND([.V35]*2)/2" office:value-type="float" office:value="-0" calcext:value-type="float">
            <text:p>0</text:p>
          </table:table-cell>
          <table:table-cell table:formula="of:=[.W35]-[.N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0" calcext:value-type="float">
            <text:p>2520</text:p>
          </table:table-cell>
          <table:table-cell table:formula="of:=[.B36]-[.$A$3]" office:value-type="float" office:value="28.8400000000001" calcext:value-type="float">
            <text:p>28.84</text:p>
          </table:table-cell>
          <table:table-cell table:formula="of:=[.C36]/[.$A$5]" office:value-type="float" office:value="0.64555848285112" calcext:value-type="float">
            <text:p>0.6455584829</text:p>
          </table:table-cell>
          <table:table-cell table:formula="of:=ROUND([.D36]*2)/2" office:value-type="float" office:value="0.5" calcext:value-type="float">
            <text:p>0.5</text:p>
          </table:table-cell>
          <table:table-cell table:number-columns-repeated="5"/>
          <table:table-cell office:value-type="float" office:value="2595.88059260538" calcext:value-type="float">
            <text:p>2595.8805926054</text:p>
          </table:table-cell>
          <table:table-cell table:formula="of:=[.K36]-[.$J$3]" office:value-type="float" office:value="30.9031067116698" calcext:value-type="float">
            <text:p>30.9031067117</text:p>
          </table:table-cell>
          <table:table-cell table:formula="of:=[.L36]/[.$J$5]" office:value-type="float" office:value="0.64552716550904" calcext:value-type="float">
            <text:p>0.6455271655</text:p>
          </table:table-cell>
          <table:table-cell table:formula="of:=ROUND([.M36]*2)/2" office:value-type="float" office:value="0.5" calcext:value-type="float">
            <text:p>0.5</text:p>
          </table:table-cell>
          <table:table-cell table:number-columns-repeated="5"/>
          <table:table-cell table:formula="of:=ROUND([.K36])" office:value-type="float" office:value="2596" calcext:value-type="float">
            <text:p>2596</text:p>
          </table:table-cell>
          <table:table-cell table:formula="of:=[.T36]-[.$S$3]" office:value-type="float" office:value="30.96" calcext:value-type="float">
            <text:p>30.96</text:p>
          </table:table-cell>
          <table:table-cell table:formula="of:=[.U36]/[.$S$5]" office:value-type="float" office:value="0.646986139934694" calcext:value-type="float">
            <text:p>0.6469861399</text:p>
          </table:table-cell>
          <table:table-cell table:formula="of:=ROUND([.V36]*2)/2" office:value-type="float" office:value="0.5" calcext:value-type="float">
            <text:p>0.5</text:p>
          </table:table-cell>
          <table:table-cell table:formula="of:=[.W36]-[.N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4" calcext:value-type="float">
            <text:p>2404</text:p>
          </table:table-cell>
          <table:table-cell table:formula="of:=[.B37]-[.$A$3]" office:value-type="float" office:value="-87.1599999999999" calcext:value-type="float">
            <text:p>-87.16</text:p>
          </table:table-cell>
          <table:table-cell table:formula="of:=[.C37]/[.$A$5]" office:value-type="float" office:value="-1.95100129560691" calcext:value-type="float">
            <text:p>-1.9510012956</text:p>
          </table:table-cell>
          <table:table-cell table:formula="of:=ROUND([.D37]*2)/2" office:value-type="float" office:value="-2" calcext:value-type="float">
            <text:p>-2</text:p>
          </table:table-cell>
          <table:table-cell table:number-columns-repeated="5"/>
          <table:table-cell office:value-type="float" office:value="2471.6167271786" calcext:value-type="float">
            <text:p>2471.6167271786</text:p>
          </table:table-cell>
          <table:table-cell table:formula="of:=[.K37]-[.$J$3]" office:value-type="float" office:value="-93.3607587151105" calcext:value-type="float">
            <text:p>-93.3607587151</text:p>
          </table:table-cell>
          <table:table-cell table:formula="of:=[.L37]/[.$J$5]" office:value-type="float" office:value="-1.95018923195772" calcext:value-type="float">
            <text:p>-1.950189232</text:p>
          </table:table-cell>
          <table:table-cell table:formula="of:=ROUND([.M37]*2)/2" office:value-type="float" office:value="-2" calcext:value-type="float">
            <text:p>-2</text:p>
          </table:table-cell>
          <table:table-cell table:number-columns-repeated="5"/>
          <table:table-cell table:formula="of:=ROUND([.K37])" office:value-type="float" office:value="2472" calcext:value-type="float">
            <text:p>2472</text:p>
          </table:table-cell>
          <table:table-cell table:formula="of:=[.T37]-[.$S$3]" office:value-type="float" office:value="-93.04" calcext:value-type="float">
            <text:p>-93.04</text:p>
          </table:table-cell>
          <table:table-cell table:formula="of:=[.U37]/[.$S$5]" office:value-type="float" office:value="-1.94430201742648" calcext:value-type="float">
            <text:p>-1.9443020174</text:p>
          </table:table-cell>
          <table:table-cell table:formula="of:=ROUND([.V37]*2)/2" office:value-type="float" office:value="-2" calcext:value-type="float">
            <text:p>-2</text:p>
          </table:table-cell>
          <table:table-cell table:formula="of:=[.W37]-[.N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18" calcext:value-type="float">
            <text:p>2318</text:p>
          </table:table-cell>
          <table:table-cell table:formula="of:=[.B38]-[.$A$3]" office:value-type="float" office:value="-173.16" calcext:value-type="float">
            <text:p>-173.16</text:p>
          </table:table-cell>
          <table:table-cell table:formula="of:=[.C38]/[.$A$5]" office:value-type="float" office:value="-3.87603699342924" calcext:value-type="float">
            <text:p>-3.8760369934</text:p>
          </table:table-cell>
          <table:table-cell table:formula="of:=ROUND([.D38]*2)/2" office:value-type="float" office:value="-4" calcext:value-type="float">
            <text:p>-4</text:p>
          </table:table-cell>
          <table:table-cell table:number-columns-repeated="5"/>
          <table:table-cell office:value-type="float" office:value="2379.75564304626" calcext:value-type="float">
            <text:p>2379.7556430463</text:p>
          </table:table-cell>
          <table:table-cell table:formula="of:=[.K38]-[.$J$3]" office:value-type="float" office:value="-185.22184284745" calcext:value-type="float">
            <text:p>-185.2218428475</text:p>
          </table:table-cell>
          <table:table-cell table:formula="of:=[.L38]/[.$J$5]" office:value-type="float" office:value="-3.86905214156104" calcext:value-type="float">
            <text:p>-3.8690521416</text:p>
          </table:table-cell>
          <table:table-cell table:formula="of:=ROUND([.M38]*2)/2" office:value-type="float" office:value="-4" calcext:value-type="float">
            <text:p>-4</text:p>
          </table:table-cell>
          <table:table-cell table:number-columns-repeated="5"/>
          <table:table-cell table:formula="of:=ROUND([.K38])" office:value-type="float" office:value="2380" calcext:value-type="float">
            <text:p>2380</text:p>
          </table:table-cell>
          <table:table-cell table:formula="of:=[.T38]-[.$S$3]" office:value-type="float" office:value="-185.04" calcext:value-type="float">
            <text:p>-185.04</text:p>
          </table:table-cell>
          <table:table-cell table:formula="of:=[.U38]/[.$S$5]" office:value-type="float" office:value="-3.86687065030735" calcext:value-type="float">
            <text:p>-3.8668706503</text:p>
          </table:table-cell>
          <table:table-cell table:formula="of:=ROUND([.V38]*2)/2" office:value-type="float" office:value="-4" calcext:value-type="float">
            <text:p>-4</text:p>
          </table:table-cell>
          <table:table-cell table:formula="of:=[.W38]-[.N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7" calcext:value-type="float">
            <text:p>2507</text:p>
          </table:table-cell>
          <table:table-cell table:formula="of:=[.B39]-[.$A$3]" office:value-type="float" office:value="15.8400000000001" calcext:value-type="float">
            <text:p>15.84</text:p>
          </table:table-cell>
          <table:table-cell table:formula="of:=[.C39]/[.$A$5]" office:value-type="float" office:value="0.354564714575651" calcext:value-type="float">
            <text:p>0.3545647146</text:p>
          </table:table-cell>
          <table:table-cell table:formula="of:=ROUND([.D39]*2)/2" office:value-type="float" office:value="0.5" calcext:value-type="float">
            <text:p>0.5</text:p>
          </table:table-cell>
          <table:table-cell table:number-columns-repeated="5"/>
          <table:table-cell office:value-type="float" office:value="2581.93394441184" calcext:value-type="float">
            <text:p>2581.9339444118</text:p>
          </table:table-cell>
          <table:table-cell table:formula="of:=[.K39]-[.$J$3]" office:value-type="float" office:value="16.9564585181297" calcext:value-type="float">
            <text:p>16.9564585181</text:p>
          </table:table-cell>
          <table:table-cell table:formula="of:=[.L39]/[.$J$5]" office:value-type="float" office:value="0.354199165359205" calcext:value-type="float">
            <text:p>0.3541991654</text:p>
          </table:table-cell>
          <table:table-cell table:formula="of:=ROUND([.M39]*2)/2" office:value-type="float" office:value="0.5" calcext:value-type="float">
            <text:p>0.5</text:p>
          </table:table-cell>
          <table:table-cell table:number-columns-repeated="5"/>
          <table:table-cell table:formula="of:=ROUND([.K39])" office:value-type="float" office:value="2582" calcext:value-type="float">
            <text:p>2582</text:p>
          </table:table-cell>
          <table:table-cell table:formula="of:=[.T39]-[.$S$3]" office:value-type="float" office:value="16.96" calcext:value-type="float">
            <text:p>16.96</text:p>
          </table:table-cell>
          <table:table-cell table:formula="of:=[.U39]/[.$S$5]" office:value-type="float" office:value="0.354421347974562" calcext:value-type="float">
            <text:p>0.354421348</text:p>
          </table:table-cell>
          <table:table-cell table:formula="of:=ROUND([.V39]*2)/2" office:value-type="float" office:value="0.5" calcext:value-type="float">
            <text:p>0.5</text:p>
          </table:table-cell>
          <table:table-cell table:formula="of:=[.W39]-[.N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[.B40]-[.$A$3]" office:value-type="float" office:value="8.84000000000015" calcext:value-type="float">
            <text:p>8.84</text:p>
          </table:table-cell>
          <table:table-cell table:formula="of:=[.C40]/[.$A$5]" office:value-type="float" office:value="0.197875762427322" calcext:value-type="float">
            <text:p>0.1978757624</text:p>
          </table:table-cell>
          <table:table-cell table:formula="of:=ROUND([.D40]*2)/2" office:value-type="float" office:value="0" calcext:value-type="float">
            <text:p>0</text:p>
          </table:table-cell>
          <table:table-cell table:number-columns-repeated="5"/>
          <table:table-cell office:value-type="float" office:value="2574.42635975734" calcext:value-type="float">
            <text:p>2574.4263597573</text:p>
          </table:table-cell>
          <table:table-cell table:formula="of:=[.K40]-[.$J$3]" office:value-type="float" office:value="9.44887386362962" calcext:value-type="float">
            <text:p>9.4488738636</text:p>
          </table:table-cell>
          <table:table-cell table:formula="of:=[.L40]/[.$J$5]" office:value-type="float" office:value="0.19737513187106" calcext:value-type="float">
            <text:p>0.1973751319</text:p>
          </table:table-cell>
          <table:table-cell table:formula="of:=ROUND([.M40]*2)/2" office:value-type="float" office:value="0" calcext:value-type="float">
            <text:p>0</text:p>
          </table:table-cell>
          <table:table-cell table:number-columns-repeated="5"/>
          <table:table-cell table:formula="of:=ROUND([.K40])" office:value-type="float" office:value="2574" calcext:value-type="float">
            <text:p>2574</text:p>
          </table:table-cell>
          <table:table-cell table:formula="of:=[.T40]-[.$S$3]" office:value-type="float" office:value="8.96000000000004" calcext:value-type="float">
            <text:p>8.96</text:p>
          </table:table-cell>
          <table:table-cell table:formula="of:=[.U40]/[.$S$5]" office:value-type="float" office:value="0.187241466854486" calcext:value-type="float">
            <text:p>0.1872414669</text:p>
          </table:table-cell>
          <table:table-cell table:formula="of:=ROUND([.V40]*2)/2" office:value-type="float" office:value="0" calcext:value-type="float">
            <text:p>0</text:p>
          </table:table-cell>
          <table:table-cell table:formula="of:=[.W40]-[.N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8" calcext:value-type="float">
            <text:p>2428</text:p>
          </table:table-cell>
          <table:table-cell table:formula="of:=[.B41]-[.$A$3]" office:value-type="float" office:value="-63.1599999999999" calcext:value-type="float">
            <text:p>-63.16</text:p>
          </table:table-cell>
          <table:table-cell table:formula="of:=[.C41]/[.$A$5]" office:value-type="float" office:value="-1.41378203109835" calcext:value-type="float">
            <text:p>-1.4137820311</text:p>
          </table:table-cell>
          <table:table-cell table:formula="of:=ROUND([.D41]*2)/2" office:value-type="float" office:value="-1.5" calcext:value-type="float">
            <text:p>-1.5</text:p>
          </table:table-cell>
          <table:table-cell table:number-columns-repeated="5"/>
          <table:table-cell office:value-type="float" office:value="2497.29268453372" calcext:value-type="float">
            <text:p>2497.2926845337</text:p>
          </table:table-cell>
          <table:table-cell table:formula="of:=[.K41]-[.$J$3]" office:value-type="float" office:value="-67.6848013599902" calcext:value-type="float">
            <text:p>-67.68480136</text:p>
          </table:table-cell>
          <table:table-cell table:formula="of:=[.L41]/[.$J$5]" office:value-type="float" office:value="-1.41385066484133" calcext:value-type="float">
            <text:p>-1.4138506648</text:p>
          </table:table-cell>
          <table:table-cell table:formula="of:=ROUND([.M41]*2)/2" office:value-type="float" office:value="-1.5" calcext:value-type="float">
            <text:p>-1.5</text:p>
          </table:table-cell>
          <table:table-cell table:number-columns-repeated="5"/>
          <table:table-cell table:formula="of:=ROUND([.K41])" office:value-type="float" office:value="2497" calcext:value-type="float">
            <text:p>2497</text:p>
          </table:table-cell>
          <table:table-cell table:formula="of:=[.T41]-[.$S$3]" office:value-type="float" office:value="-68.04" calcext:value-type="float">
            <text:p>-68.04</text:p>
          </table:table-cell>
          <table:table-cell table:formula="of:=[.U41]/[.$S$5]" office:value-type="float" office:value="-1.42186488892624" calcext:value-type="float">
            <text:p>-1.4218648889</text:p>
          </table:table-cell>
          <table:table-cell table:formula="of:=ROUND([.V41]*2)/2" office:value-type="float" office:value="-1.5" calcext:value-type="float">
            <text:p>-1.5</text:p>
          </table:table-cell>
          <table:table-cell table:formula="of:=[.W41]-[.N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2" calcext:value-type="float">
            <text:p>2452</text:p>
          </table:table-cell>
          <table:table-cell table:formula="of:=[.B42]-[.$A$3]" office:value-type="float" office:value="-39.1599999999999" calcext:value-type="float">
            <text:p>-39.16</text:p>
          </table:table-cell>
          <table:table-cell table:formula="of:=[.C42]/[.$A$5]" office:value-type="float" office:value="-0.876562766589793" calcext:value-type="float">
            <text:p>-0.8765627666</text:p>
          </table:table-cell>
          <table:table-cell table:formula="of:=ROUND([.D42]*2)/2" office:value-type="float" office:value="-1" calcext:value-type="float">
            <text:p>-1</text:p>
          </table:table-cell>
          <table:table-cell table:number-columns-repeated="5"/>
          <table:table-cell office:value-type="float" office:value="2522.9862636462" calcext:value-type="float">
            <text:p>2522.9862636462</text:p>
          </table:table-cell>
          <table:table-cell table:formula="of:=[.K42]-[.$J$3]" office:value-type="float" office:value="-41.9912222475105" calcext:value-type="float">
            <text:p>-41.9912222475</text:p>
          </table:table-cell>
          <table:table-cell table:formula="of:=[.L42]/[.$J$5]" office:value-type="float" office:value="-0.877144001300668" calcext:value-type="float">
            <text:p>-0.8771440013</text:p>
          </table:table-cell>
          <table:table-cell table:formula="of:=ROUND([.M42]*2)/2" office:value-type="float" office:value="-1" calcext:value-type="float">
            <text:p>-1</text:p>
          </table:table-cell>
          <table:table-cell table:number-columns-repeated="5"/>
          <table:table-cell table:formula="of:=ROUND([.K42])" office:value-type="float" office:value="2523" calcext:value-type="float">
            <text:p>2523</text:p>
          </table:table-cell>
          <table:table-cell table:formula="of:=[.T42]-[.$S$3]" office:value-type="float" office:value="-42.04" calcext:value-type="float">
            <text:p>-42.04</text:p>
          </table:table-cell>
          <table:table-cell table:formula="of:=[.U42]/[.$S$5]" office:value-type="float" office:value="-0.878530275285998" calcext:value-type="float">
            <text:p>-0.8785302753</text:p>
          </table:table-cell>
          <table:table-cell table:formula="of:=ROUND([.V42]*2)/2" office:value-type="float" office:value="-1" calcext:value-type="float">
            <text:p>-1</text:p>
          </table:table-cell>
          <table:table-cell table:formula="of:=[.W42]-[.N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2" calcext:value-type="float">
            <text:p>2552</text:p>
          </table:table-cell>
          <table:table-cell table:formula="of:=[.B43]-[.$A$3]" office:value-type="float" office:value="60.8400000000002" calcext:value-type="float">
            <text:p>60.84</text:p>
          </table:table-cell>
          <table:table-cell table:formula="of:=[.C43]/[.$A$5]" office:value-type="float" office:value="1.3618508355292" calcext:value-type="float">
            <text:p>1.3618508355</text:p>
          </table:table-cell>
          <table:table-cell table:formula="of:=ROUND([.D43]*2)/2" office:value-type="float" office:value="1.5" calcext:value-type="float">
            <text:p>1.5</text:p>
          </table:table-cell>
          <table:table-cell table:number-columns-repeated="5"/>
          <table:table-cell office:value-type="float" office:value="2630.2329238797" calcext:value-type="float">
            <text:p>2630.2329238797</text:p>
          </table:table-cell>
          <table:table-cell table:formula="of:=[.K43]-[.$J$3]" office:value-type="float" office:value="65.2554379859898" calcext:value-type="float">
            <text:p>65.255437986</text:p>
          </table:table-cell>
          <table:table-cell table:formula="of:=[.L43]/[.$J$5]" office:value-type="float" office:value="1.36310430890237" calcext:value-type="float">
            <text:p>1.3631043089</text:p>
          </table:table-cell>
          <table:table-cell table:formula="of:=ROUND([.M43]*2)/2" office:value-type="float" office:value="1.5" calcext:value-type="float">
            <text:p>1.5</text:p>
          </table:table-cell>
          <table:table-cell table:number-columns-repeated="5"/>
          <table:table-cell table:formula="of:=ROUND([.K43])" office:value-type="float" office:value="2630" calcext:value-type="float">
            <text:p>2630</text:p>
          </table:table-cell>
          <table:table-cell table:formula="of:=[.T43]-[.$S$3]" office:value-type="float" office:value="64.96" calcext:value-type="float">
            <text:p>64.96</text:p>
          </table:table-cell>
          <table:table-cell table:formula="of:=[.U43]/[.$S$5]" office:value-type="float" office:value="1.35750063469502" calcext:value-type="float">
            <text:p>1.3575006347</text:p>
          </table:table-cell>
          <table:table-cell table:formula="of:=ROUND([.V43]*2)/2" office:value-type="float" office:value="1.5" calcext:value-type="float">
            <text:p>1.5</text:p>
          </table:table-cell>
          <table:table-cell table:formula="of:=[.W43]-[.N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1" calcext:value-type="float">
            <text:p>2491</text:p>
          </table:table-cell>
          <table:table-cell table:formula="of:=[.B44]-[.$A$3]" office:value-type="float" office:value="-0.159999999999854" calcext:value-type="float">
            <text:p>-0.16</text:p>
          </table:table-cell>
          <table:table-cell table:formula="of:=[.C44]/[.$A$5]" office:value-type="float" office:value="-0.00358146176338713" calcext:value-type="float">
            <text:p>-0.0035814618</text:p>
          </table:table-cell>
          <table:table-cell table:formula="of:=ROUND([.D44]*2)/2" office:value-type="float" office:value="-0" calcext:value-type="float">
            <text:p>0</text:p>
          </table:table-cell>
          <table:table-cell table:number-columns-repeated="5"/>
          <table:table-cell office:value-type="float" office:value="2564.77596038665" calcext:value-type="float">
            <text:p>2564.7759603867</text:p>
          </table:table-cell>
          <table:table-cell table:formula="of:=[.K44]-[.$J$3]" office:value-type="float" office:value="-0.201525507060524" calcext:value-type="float">
            <text:p>-0.2015255071</text:p>
          </table:table-cell>
          <table:table-cell table:formula="of:=[.L44]/[.$J$5]" office:value-type="float" office:value="-0.00420961525209459" calcext:value-type="float">
            <text:p>-0.0042096153</text:p>
          </table:table-cell>
          <table:table-cell table:formula="of:=ROUND([.M44]*2)/2" office:value-type="float" office:value="-0" calcext:value-type="float">
            <text:p>0</text:p>
          </table:table-cell>
          <table:table-cell table:number-columns-repeated="5"/>
          <table:table-cell table:formula="of:=ROUND([.K44])" office:value-type="float" office:value="2565" calcext:value-type="float">
            <text:p>2565</text:p>
          </table:table-cell>
          <table:table-cell table:formula="of:=[.T44]-[.$S$3]" office:value-type="float" office:value="-0.0399999999999636" calcext:value-type="float">
            <text:p>-0.04</text:p>
          </table:table-cell>
          <table:table-cell table:formula="of:=[.U44]/[.$S$5]" office:value-type="float" office:value="-0.000835899405599619" calcext:value-type="float">
            <text:p>-0.0008358994</text:p>
          </table:table-cell>
          <table:table-cell table:formula="of:=ROUND([.V44]*2)/2" office:value-type="float" office:value="-0" calcext:value-type="float">
            <text:p>0</text:p>
          </table:table-cell>
          <table:table-cell table:formula="of:=[.W44]-[.N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5" calcext:value-type="float">
            <text:p>2505</text:p>
          </table:table-cell>
          <table:table-cell table:formula="of:=[.B45]-[.$A$3]" office:value-type="float" office:value="13.8400000000001" calcext:value-type="float">
            <text:p>13.84</text:p>
          </table:table-cell>
          <table:table-cell table:formula="of:=[.C45]/[.$A$5]" office:value-type="float" office:value="0.309796442533271" calcext:value-type="float">
            <text:p>0.3097964425</text:p>
          </table:table-cell>
          <table:table-cell table:formula="of:=ROUND([.D45]*2)/2" office:value-type="float" office:value="0.5" calcext:value-type="float">
            <text:p>0.5</text:p>
          </table:table-cell>
          <table:table-cell table:number-columns-repeated="5"/>
          <table:table-cell office:value-type="float" office:value="2579.78876675863" calcext:value-type="float">
            <text:p>2579.7887667586</text:p>
          </table:table-cell>
          <table:table-cell table:formula="of:=[.K45]-[.$J$3]" office:value-type="float" office:value="14.8112808649198" calcext:value-type="float">
            <text:p>14.8112808649</text:p>
          </table:table-cell>
          <table:table-cell table:formula="of:=[.L45]/[.$J$5]" office:value-type="float" office:value="0.309389092931536" calcext:value-type="float">
            <text:p>0.3093890929</text:p>
          </table:table-cell>
          <table:table-cell table:formula="of:=ROUND([.M45]*2)/2" office:value-type="float" office:value="0.5" calcext:value-type="float">
            <text:p>0.5</text:p>
          </table:table-cell>
          <table:table-cell table:number-columns-repeated="5"/>
          <table:table-cell table:formula="of:=ROUND([.K45])" office:value-type="float" office:value="2580" calcext:value-type="float">
            <text:p>2580</text:p>
          </table:table-cell>
          <table:table-cell table:formula="of:=[.T45]-[.$S$3]" office:value-type="float" office:value="14.96" calcext:value-type="float">
            <text:p>14.96</text:p>
          </table:table-cell>
          <table:table-cell table:formula="of:=[.U45]/[.$S$5]" office:value-type="float" office:value="0.312626377694543" calcext:value-type="float">
            <text:p>0.3126263777</text:p>
          </table:table-cell>
          <table:table-cell table:formula="of:=ROUND([.V45]*2)/2" office:value-type="float" office:value="0.5" calcext:value-type="float">
            <text:p>0.5</text:p>
          </table:table-cell>
          <table:table-cell table:formula="of:=[.W45]-[.N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4" calcext:value-type="float">
            <text:p>2544</text:p>
          </table:table-cell>
          <table:table-cell table:formula="of:=[.B46]-[.$A$3]" office:value-type="float" office:value="52.8400000000002" calcext:value-type="float">
            <text:p>52.84</text:p>
          </table:table-cell>
          <table:table-cell table:formula="of:=[.C46]/[.$A$5]" office:value-type="float" office:value="1.18277774735968" calcext:value-type="float">
            <text:p>1.1827777474</text:p>
          </table:table-cell>
          <table:table-cell table:formula="of:=ROUND([.D46]*2)/2" office:value-type="float" office:value="1" calcext:value-type="float">
            <text:p>1</text:p>
          </table:table-cell>
          <table:table-cell table:number-columns-repeated="5"/>
          <table:table-cell office:value-type="float" office:value="2621.64189012056" calcext:value-type="float">
            <text:p>2621.6418901206</text:p>
          </table:table-cell>
          <table:table-cell table:formula="of:=[.K46]-[.$J$3]" office:value-type="float" office:value="56.6644042268499" calcext:value-type="float">
            <text:p>56.6644042268</text:p>
          </table:table-cell>
          <table:table-cell table:formula="of:=[.L46]/[.$J$5]" office:value-type="float" office:value="1.18364838160443" calcext:value-type="float">
            <text:p>1.1836483816</text:p>
          </table:table-cell>
          <table:table-cell table:formula="of:=ROUND([.M46]*2)/2" office:value-type="float" office:value="1" calcext:value-type="float">
            <text:p>1</text:p>
          </table:table-cell>
          <table:table-cell table:number-columns-repeated="5"/>
          <table:table-cell table:formula="of:=ROUND([.K46])" office:value-type="float" office:value="2622" calcext:value-type="float">
            <text:p>2622</text:p>
          </table:table-cell>
          <table:table-cell table:formula="of:=[.T46]-[.$S$3]" office:value-type="float" office:value="56.96" calcext:value-type="float">
            <text:p>56.96</text:p>
          </table:table-cell>
          <table:table-cell table:formula="of:=[.U46]/[.$S$5]" office:value-type="float" office:value="1.19032075357494" calcext:value-type="float">
            <text:p>1.1903207536</text:p>
          </table:table-cell>
          <table:table-cell table:formula="of:=ROUND([.V46]*2)/2" office:value-type="float" office:value="1" calcext:value-type="float">
            <text:p>1</text:p>
          </table:table-cell>
          <table:table-cell table:formula="of:=[.W46]-[.N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table:formula="of:=[.B47]-[.$A$3]" office:value-type="float" office:value="-20.1599999999999" calcext:value-type="float">
            <text:p>-20.16</text:p>
          </table:table-cell>
          <table:table-cell table:formula="of:=[.C47]/[.$A$5]" office:value-type="float" office:value="-0.451264182187185" calcext:value-type="float">
            <text:p>-0.4512641822</text:p>
          </table:table-cell>
          <table:table-cell table:formula="of:=ROUND([.D47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43.33952312718" calcext:value-type="float">
            <text:p>2543.3395231272</text:p>
          </table:table-cell>
          <table:table-cell table:formula="of:=[.K47]-[.$J$3]" office:value-type="float" office:value="-21.6379627665301" calcext:value-type="float">
            <text:p>-21.6379627665</text:p>
          </table:table-cell>
          <table:table-cell table:formula="of:=[.L47]/[.$J$5]" office:value-type="float" office:value="-0.451989921349678" calcext:value-type="float">
            <text:p>-0.4519899213</text:p>
          </table:table-cell>
          <table:table-cell table:formula="of:=ROUND([.M47]*2)/2" office:value-type="float" office:value="-0.5" calcext:value-type="float">
            <text:p>-0.5</text:p>
          </table:table-cell>
          <table:table-cell table:number-columns-repeated="5"/>
          <table:table-cell table:formula="of:=ROUND([.K47])" office:value-type="float" office:value="2543" calcext:value-type="float">
            <text:p>2543</text:p>
          </table:table-cell>
          <table:table-cell table:formula="of:=[.T47]-[.$S$3]" office:value-type="float" office:value="-22.04" calcext:value-type="float">
            <text:p>-22.04</text:p>
          </table:table-cell>
          <table:table-cell table:formula="of:=[.U47]/[.$S$5]" office:value-type="float" office:value="-0.460580572485808" calcext:value-type="float">
            <text:p>-0.4605805725</text:p>
          </table:table-cell>
          <table:table-cell table:formula="of:=ROUND([.V47]*2)/2" office:value-type="float" office:value="-0.5" calcext:value-type="float">
            <text:p>-0.5</text:p>
          </table:table-cell>
          <table:table-cell table:formula="of:=[.W47]-[.N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table:formula="of:=[.B48]-[.$A$3]" office:value-type="float" office:value="-20.1599999999999" calcext:value-type="float">
            <text:p>-20.16</text:p>
          </table:table-cell>
          <table:table-cell table:formula="of:=[.C48]/[.$A$5]" office:value-type="float" office:value="-0.451264182187185" calcext:value-type="float">
            <text:p>-0.4512641822</text:p>
          </table:table-cell>
          <table:table-cell table:formula="of:=ROUND([.D48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43.33952312718" calcext:value-type="float">
            <text:p>2543.3395231272</text:p>
          </table:table-cell>
          <table:table-cell table:formula="of:=[.K48]-[.$J$3]" office:value-type="float" office:value="-21.6379627665301" calcext:value-type="float">
            <text:p>-21.6379627665</text:p>
          </table:table-cell>
          <table:table-cell table:formula="of:=[.L48]/[.$J$5]" office:value-type="float" office:value="-0.451989921349678" calcext:value-type="float">
            <text:p>-0.4519899213</text:p>
          </table:table-cell>
          <table:table-cell table:formula="of:=ROUND([.M48]*2)/2" office:value-type="float" office:value="-0.5" calcext:value-type="float">
            <text:p>-0.5</text:p>
          </table:table-cell>
          <table:table-cell table:number-columns-repeated="5"/>
          <table:table-cell table:formula="of:=ROUND([.K48])" office:value-type="float" office:value="2543" calcext:value-type="float">
            <text:p>2543</text:p>
          </table:table-cell>
          <table:table-cell table:formula="of:=[.T48]-[.$S$3]" office:value-type="float" office:value="-22.04" calcext:value-type="float">
            <text:p>-22.04</text:p>
          </table:table-cell>
          <table:table-cell table:formula="of:=[.U48]/[.$S$5]" office:value-type="float" office:value="-0.460580572485808" calcext:value-type="float">
            <text:p>-0.4605805725</text:p>
          </table:table-cell>
          <table:table-cell table:formula="of:=ROUND([.V48]*2)/2" office:value-type="float" office:value="-0.5" calcext:value-type="float">
            <text:p>-0.5</text:p>
          </table:table-cell>
          <table:table-cell table:formula="of:=[.W48]-[.N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4" calcext:value-type="float">
            <text:p>2504</text:p>
          </table:table-cell>
          <table:table-cell table:formula="of:=[.B49]-[.$A$3]" office:value-type="float" office:value="12.8400000000001" calcext:value-type="float">
            <text:p>12.84</text:p>
          </table:table-cell>
          <table:table-cell table:formula="of:=[.C49]/[.$A$5]" office:value-type="float" office:value="0.287412306512081" calcext:value-type="float">
            <text:p>0.2874123065</text:p>
          </table:table-cell>
          <table:table-cell table:formula="of:=ROUND([.D49]*2)/2" office:value-type="float" office:value="0.5" calcext:value-type="float">
            <text:p>0.5</text:p>
          </table:table-cell>
          <table:table-cell table:number-columns-repeated="5"/>
          <table:table-cell office:value-type="float" office:value="2578.71622397452" calcext:value-type="float">
            <text:p>2578.7162239745</text:p>
          </table:table-cell>
          <table:table-cell table:formula="of:=[.K49]-[.$J$3]" office:value-type="float" office:value="13.7387380808095" calcext:value-type="float">
            <text:p>13.7387380808</text:p>
          </table:table-cell>
          <table:table-cell table:formula="of:=[.L49]/[.$J$5]" office:value-type="float" office:value="0.286985018487705" calcext:value-type="float">
            <text:p>0.2869850185</text:p>
          </table:table-cell>
          <table:table-cell table:formula="of:=ROUND([.M49]*2)/2" office:value-type="float" office:value="0.5" calcext:value-type="float">
            <text:p>0.5</text:p>
          </table:table-cell>
          <table:table-cell table:number-columns-repeated="5"/>
          <table:table-cell table:formula="of:=ROUND([.K49])" office:value-type="float" office:value="2579" calcext:value-type="float">
            <text:p>2579</text:p>
          </table:table-cell>
          <table:table-cell table:formula="of:=[.T49]-[.$S$3]" office:value-type="float" office:value="13.96" calcext:value-type="float">
            <text:p>13.96</text:p>
          </table:table-cell>
          <table:table-cell table:formula="of:=[.U49]/[.$S$5]" office:value-type="float" office:value="0.291728892554533" calcext:value-type="float">
            <text:p>0.2917288926</text:p>
          </table:table-cell>
          <table:table-cell table:formula="of:=ROUND([.V49]*2)/2" office:value-type="float" office:value="0.5" calcext:value-type="float">
            <text:p>0.5</text:p>
          </table:table-cell>
          <table:table-cell table:formula="of:=[.W49]-[.N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1" calcext:value-type="float">
            <text:p>2491</text:p>
          </table:table-cell>
          <table:table-cell table:formula="of:=[.B50]-[.$A$3]" office:value-type="float" office:value="-0.159999999999854" calcext:value-type="float">
            <text:p>-0.16</text:p>
          </table:table-cell>
          <table:table-cell table:formula="of:=[.C50]/[.$A$5]" office:value-type="float" office:value="-0.00358146176338713" calcext:value-type="float">
            <text:p>-0.0035814618</text:p>
          </table:table-cell>
          <table:table-cell table:formula="of:=ROUND([.D50]*2)/2" office:value-type="float" office:value="-0" calcext:value-type="float">
            <text:p>0</text:p>
          </table:table-cell>
          <table:table-cell table:number-columns-repeated="5"/>
          <table:table-cell office:value-type="float" office:value="2564.77596038665" calcext:value-type="float">
            <text:p>2564.7759603867</text:p>
          </table:table-cell>
          <table:table-cell table:formula="of:=[.K50]-[.$J$3]" office:value-type="float" office:value="-0.201525507060524" calcext:value-type="float">
            <text:p>-0.2015255071</text:p>
          </table:table-cell>
          <table:table-cell table:formula="of:=[.L50]/[.$J$5]" office:value-type="float" office:value="-0.00420961525209459" calcext:value-type="float">
            <text:p>-0.0042096153</text:p>
          </table:table-cell>
          <table:table-cell table:formula="of:=ROUND([.M50]*2)/2" office:value-type="float" office:value="-0" calcext:value-type="float">
            <text:p>0</text:p>
          </table:table-cell>
          <table:table-cell table:number-columns-repeated="5"/>
          <table:table-cell table:formula="of:=ROUND([.K50])" office:value-type="float" office:value="2565" calcext:value-type="float">
            <text:p>2565</text:p>
          </table:table-cell>
          <table:table-cell table:formula="of:=[.T50]-[.$S$3]" office:value-type="float" office:value="-0.0399999999999636" calcext:value-type="float">
            <text:p>-0.04</text:p>
          </table:table-cell>
          <table:table-cell table:formula="of:=[.U50]/[.$S$5]" office:value-type="float" office:value="-0.000835899405599619" calcext:value-type="float">
            <text:p>-0.0008358994</text:p>
          </table:table-cell>
          <table:table-cell table:formula="of:=ROUND([.V50]*2)/2" office:value-type="float" office:value="-0" calcext:value-type="float">
            <text:p>0</text:p>
          </table:table-cell>
          <table:table-cell table:formula="of:=[.W50]-[.N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3" calcext:value-type="float">
            <text:p>2503</text:p>
          </table:table-cell>
          <table:table-cell table:formula="of:=[.B51]-[.$A$3]" office:value-type="float" office:value="11.8400000000001" calcext:value-type="float">
            <text:p>11.84</text:p>
          </table:table-cell>
          <table:table-cell table:formula="of:=[.C51]/[.$A$5]" office:value-type="float" office:value="0.265028170490892" calcext:value-type="float">
            <text:p>0.2650281705</text:p>
          </table:table-cell>
          <table:table-cell table:formula="of:=ROUND([.D51]*2)/2" office:value-type="float" office:value="0.5" calcext:value-type="float">
            <text:p>0.5</text:p>
          </table:table-cell>
          <table:table-cell table:number-columns-repeated="5"/>
          <table:table-cell office:value-type="float" office:value="2577.64371188366" calcext:value-type="float">
            <text:p>2577.6437118837</text:p>
          </table:table-cell>
          <table:table-cell table:formula="of:=[.K51]-[.$J$3]" office:value-type="float" office:value="12.6662259899499" calcext:value-type="float">
            <text:p>12.6662259899</text:p>
          </table:table-cell>
          <table:table-cell table:formula="of:=[.L51]/[.$J$5]" office:value-type="float" office:value="0.26458158518741" calcext:value-type="float">
            <text:p>0.2645815852</text:p>
          </table:table-cell>
          <table:table-cell table:formula="of:=ROUND([.M51]*2)/2" office:value-type="float" office:value="0.5" calcext:value-type="float">
            <text:p>0.5</text:p>
          </table:table-cell>
          <table:table-cell table:number-columns-repeated="5"/>
          <table:table-cell table:formula="of:=ROUND([.K51])" office:value-type="float" office:value="2578" calcext:value-type="float">
            <text:p>2578</text:p>
          </table:table-cell>
          <table:table-cell table:formula="of:=[.T51]-[.$S$3]" office:value-type="float" office:value="12.96" calcext:value-type="float">
            <text:p>12.96</text:p>
          </table:table-cell>
          <table:table-cell table:formula="of:=[.U51]/[.$S$5]" office:value-type="float" office:value="0.270831407414524" calcext:value-type="float">
            <text:p>0.2708314074</text:p>
          </table:table-cell>
          <table:table-cell table:formula="of:=ROUND([.V51]*2)/2" office:value-type="float" office:value="0.5" calcext:value-type="float">
            <text:p>0.5</text:p>
          </table:table-cell>
          <table:table-cell table:formula="of:=[.W51]-[.N51]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number:number-style style:name="N124">
      <number:number number:decimal-places="3" number:min-integer-digits="1"/>
    </number:number-style>
    <number:number-style style:name="N125">
      <number:number number:decimal-places="9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12" number:min-integer-digits="1"/>
    </number:number-style>
    <number:number-style style:name="N131">
      <number:number number:decimal-places="13" number:min-integer-digits="1"/>
    </number:number-style>
    <number:number-style style:name="N132">
      <number:number number:decimal-places="14" number:min-integer-digits="1"/>
    </number:number-style>
    <number:number-style style:name="N133">
      <number:number number:decimal-places="15" number:min-integer-digits="1"/>
    </number:number-style>
    <number:number-style style:name="N134">
      <number:number number:decimal-places="16" number:min-integer-digits="1"/>
    </number:number-style>
    <number:number-style style:name="N135">
      <number:number number:decimal-places="17" number:min-integer-digits="1"/>
    </number:number-style>
    <number:number-style style:name="N136">
      <number:number number:decimal-places="18" number:min-integer-digits="1"/>
    </number:number-style>
    <number:number-style style:name="N137">
      <number:number number:decimal-places="19" number:min-integer-digits="1"/>
    </number:number-style>
    <number:number-style style:name="N138">
      <number:number number:decimal-places="20" number:min-integer-digits="1"/>
    </number:number-style>
    <number:number-style style:name="N139">
      <number:number number:decimal-places="6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1" number:min-integer-digits="1"/>
    </number:number-style>
    <number:percentage-style style:name="N143">
      <number:number number:decimal-places="3" number:min-integer-digits="1"/>
      <number:text>%</number:text>
    </number:percentage-style>
    <number:percentage-style style:name="N144">
      <number:number number:decimal-places="4" number:min-integer-digits="1"/>
      <number:text>%</number:text>
    </number:percentage-style>
    <number:percentage-style style:name="N145">
      <number:number number:decimal-places="5" number:min-integer-digits="1"/>
      <number:text>%</number:text>
    </number:percentage-style>
    <number:percentage-style style:name="N146">
      <number:number number:decimal-places="1" number:min-integer-digits="1"/>
      <number:text>%</number:text>
    </number:percentage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12:18:08.415265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1-10T20:16:16.367743524</meta:creation-date>
    <dc:date>2015-11-13T12:26:32.211970473</dc:date>
    <meta:editing-duration>PT4H23M19S</meta:editing-duration>
    <meta:editing-cycles>5</meta:editing-cycles>
    <meta:generator>LibreOffice/4.2.8.2$Linux_X86_64 LibreOffice_project/420m0$Build-2</meta:generator>
    <meta:document-statistic meta:table-count="2" meta:cell-count="694" meta:object-count="0"/>
  </office:meta>
</office:document-meta>
</file>